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Calibri1" svg:font-family="Calibr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7.09cm" fo:margin-left="0cm" table:align="left" style:writing-mode="lr-tb"/>
    </style:style>
    <style:style style:name="Таблица1.A" style:family="table-column">
      <style:table-column-properties style:column-width="17.09cm"/>
    </style:style>
    <style:style style:name="Таблица1.A1" style:family="table-cell">
      <style:table-cell-properties style:vertical-align="top" fo:background-color="#9fc5e8" fo:padding="0.176cm" fo:border="1pt solid #000000">
        <style:background-image/>
      </style:table-cell-properties>
    </style:style>
    <style:style style:name="Таблица1.A2" style:family="table-cell">
      <style:table-cell-properties style:vertical-align="top" fo:padding="0.176cm" fo:border="1pt solid #000000"/>
    </style:style>
    <style:style style:name="Таблица2" style:family="table">
      <style:table-properties style:width="17.115cm" fo:margin-left="0cm" table:align="left" style:writing-mode="lr-tb"/>
    </style:style>
    <style:style style:name="Таблица2.A" style:family="table-column">
      <style:table-column-properties style:column-width="1.568cm"/>
    </style:style>
    <style:style style:name="Таблица2.B" style:family="table-column">
      <style:table-column-properties style:column-width="1.323cm"/>
    </style:style>
    <style:style style:name="Таблица2.C" style:family="table-column">
      <style:table-column-properties style:column-width="1.217cm"/>
    </style:style>
    <style:style style:name="Таблица2.D" style:family="table-column">
      <style:table-column-properties style:column-width="1.235cm"/>
    </style:style>
    <style:style style:name="Таблица2.E" style:family="table-column">
      <style:table-column-properties style:column-width="1.834cm"/>
    </style:style>
    <style:style style:name="Таблица2.F" style:family="table-column">
      <style:table-column-properties style:column-width="1.7cm"/>
    </style:style>
    <style:style style:name="Таблица2.G" style:family="table-column">
      <style:table-column-properties style:column-width="1.589cm"/>
    </style:style>
    <style:style style:name="Таблица2.H" style:family="table-column">
      <style:table-column-properties style:column-width="1.812cm"/>
    </style:style>
    <style:style style:name="Таблица2.I" style:family="table-column">
      <style:table-column-properties style:column-width="1.679cm"/>
    </style:style>
    <style:style style:name="Таблица2.A1" style:family="table-cell">
      <style:table-cell-properties style:vertical-align="top" fo:padding="0.176cm" fo:border="1pt solid #000000"/>
    </style:style>
    <style:style style:name="Таблица2.B2" style:family="table-cell">
      <style:table-cell-properties style:vertical-align="top" fo:background-color="#ff950e" fo:padding="0.176cm" fo:border="1pt solid #000000">
        <style:background-image/>
      </style:table-cell-properties>
    </style:style>
    <style:style style:name="P1" style:family="paragraph" style:parent-style-name="Standard">
      <style:paragraph-properties fo:margin-top="0cm" fo:margin-bottom="0cm"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margin-left="0cm" fo:margin-right="0cm" fo:margin-top="0cm" fo:margin-bottom="0.353cm" fo:line-height="115%" fo:text-align="start" style:justify-single-word="false" fo:text-indent="0cm" style:auto-text-indent="false" fo:break-before="page" style:writing-mode="lr-tb"/>
    </style:style>
    <style:style style:name="P6"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800000"/>
    </style:style>
    <style:style style:name="P8"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00ae00"/>
    </style:style>
    <style:style style:name="P9"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00ae00" style:font-name="Georgia" style:font-name-asian="Georgia" style:font-name-complex="Georgia"/>
    </style:style>
    <style:style style:name="P10" style:family="paragraph" style:parent-style-name="Standard">
      <style:paragraph-properties fo:margin-left="0cm" fo:margin-right="0cm" fo:margin-top="0cm" fo:margin-bottom="0.353cm" fo:line-height="100%" fo:text-align="start" style:justify-single-word="false" fo:text-indent="0cm" style:auto-text-indent="false" fo:break-before="auto" fo:break-after="auto" style:writing-mode="lr-tb"/>
    </style:style>
    <style:style style:name="P11" style:family="paragraph" style:parent-style-name="Standard">
      <style:paragraph-properties fo:margin-left="0cm" fo:margin-right="0cm" fo:margin-top="0cm" fo:margin-bottom="0.353cm" fo:line-height="100%" fo:text-align="start" style:justify-single-word="false" fo:text-indent="0cm" style:auto-text-indent="false" fo:break-before="auto" fo:break-after="auto" style:writing-mode="lr-tb"/>
      <style:text-properties fo:color="#1c4587"/>
    </style:style>
    <style:style style:name="P12"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2166ae"/>
    </style:style>
    <style:style style:name="P14"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38761d"/>
    </style:style>
    <style:style style:name="P15"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fo:padding="0cm" fo:border-left="none" fo:border-right="none" fo:border-top="none" fo:border-bottom="1.5pt solid #808080" style:writing-mode="lr-tb"/>
    </style:style>
    <style:style style:name="P16" style:family="paragraph" style:parent-style-name="Standard">
      <style:paragraph-properties fo:margin-left="0cm" fo:margin-right="0cm" fo:margin-top="0cm" fo:margin-bottom="0.353cm" fo:line-height="100%" fo:text-align="start" style:justify-single-word="false" fo:text-indent="0cm" style:auto-text-indent="false" fo:break-before="auto" fo:break-after="auto" fo:padding="0cm" fo:border-left="none" fo:border-right="none" fo:border-top="none" fo:border-bottom="1.5pt solid #808080" style:writing-mode="lr-tb"/>
    </style:style>
    <style:style style:name="P17" style:family="paragraph" style:parent-style-name="Standard">
      <style:paragraph-properties fo:line-height="115%" fo:break-before="auto" fo:break-after="auto" style:writing-mode="lr-tb"/>
    </style:style>
    <style:style style:name="P18" style:family="paragraph" style:parent-style-name="Standard">
      <style:paragraph-properties fo:line-height="115%" fo:break-before="auto" fo:break-after="auto" style:writing-mode="lr-tb"/>
      <style:text-properties fo:font-size="14pt" style:text-underline-style="solid" style:text-underline-width="auto" style:text-underline-color="font-color" style:font-size-asian="14pt" style:font-size-complex="14pt"/>
    </style:style>
    <style:style style:name="P19" style:family="paragraph" style:parent-style-name="Standard">
      <style:paragraph-properties fo:line-height="115%" fo:break-before="auto" fo:break-after="auto" style:writing-mode="lr-tb"/>
      <style:text-properties fo:color="#800000"/>
    </style:style>
    <style:style style:name="P20" style:family="paragraph" style:parent-style-name="Standard">
      <style:paragraph-properties fo:line-height="115%" fo:break-before="auto" fo:break-after="auto" style:writing-mode="lr-tb"/>
      <style:text-properties fo:color="#00ae00"/>
    </style:style>
    <style:style style:name="P21" style:family="paragraph" style:parent-style-name="Standard">
      <style:paragraph-properties fo:line-height="115%" fo:break-before="auto" fo:break-after="auto" style:writing-mode="lr-tb"/>
      <style:text-properties fo:color="#00ae00" style:font-name="Georgia" style:font-name-asian="Georgia" style:font-name-complex="Georgia"/>
    </style:style>
    <style:style style:name="P22" style:family="paragraph" style:parent-style-name="Standard">
      <style:paragraph-properties fo:line-height="115%" fo:break-before="auto" fo:break-after="auto" fo:padding="0cm" fo:border-left="none" fo:border-right="none" fo:border-top="none" fo:border-bottom="1.5pt solid #808080" style:writing-mode="lr-tb"/>
    </style:style>
    <style:style style:name="P23" style:family="paragraph" style:parent-style-name="Standard">
      <style:paragraph-properties fo:line-height="115%" fo:break-before="page" style:writing-mode="lr-tb"/>
    </style:style>
    <style:style style:name="P24" style:family="paragraph" style:parent-style-name="Standard" style:master-page-name="Standard">
      <style:paragraph-properties fo:margin-top="0cm" fo:margin-bottom="0cm" fo:line-height="115%" style:page-number="auto" fo:break-before="auto" fo:break-after="auto" style:writing-mode="lr-tb"/>
      <style:text-properties fo:color="#ff0000" fo:font-size="6pt" style:font-size-asian="6pt" style:font-size-complex="6pt"/>
    </style:style>
    <style:style style:name="P25" style:family="paragraph" style:parent-style-name="Standard" style:list-style-name="LS2">
      <style:paragraph-properties fo:margin-top="0cm" fo:margin-bottom="0cm" fo:line-height="115%" fo:break-before="auto" fo:break-after="auto" style:writing-mode="lr-tb"/>
    </style:style>
    <style:style style:name="P26" style:family="paragraph" style:parent-style-name="Standard" style:list-style-name="LS3">
      <style:paragraph-properties fo:margin-top="0cm" fo:margin-bottom="0cm" fo:line-height="115%" fo:break-before="auto" fo:break-after="auto" style:writing-mode="lr-tb"/>
    </style:style>
    <style:style style:name="P27"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8"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9"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fo:background-color="#ff950e"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agraph-properties fo:margin-left="0cm" fo:margin-right="0cm" fo:margin-top="0cm" fo:margin-bottom="0cm" fo:line-height="100%" fo:text-align="start" fo:text-indent="0cm" style:writing-mode="lr-tb"/>
    </style:style>
    <style:style style:name="T1" style:family="text">
      <style:text-properties fo:color="#ff0000"/>
    </style:style>
    <style:style style:name="T2" style:family="text">
      <style:text-properties fo:color="#ff0000" style:text-line-through-style="none" style:font-name="Calibri" fo:font-size="11pt" fo:font-style="normal" style:text-underline-style="none" fo:font-weight="normal" fo:background-color="#ff0000"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line-through-style="none" style:font-name="Calibri" fo:font-size="18pt"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 style:family="text">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5" style:family="text">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 style:family="text">
      <style:text-properties fo:color="#00ae00"/>
    </style:style>
    <style:style style:name="T9" style:family="text">
      <style:text-properties fo:color="#00ae00" style:text-line-through-style="none" style:font-name="Calibri" fo:font-size="11pt" fo:font-style="normal" style:text-underline-style="none" fo:font-weight="normal" fo:background-color="#00ae00" style:font-name-asian="Calibri" style:font-size-asian="11pt" style:font-style-asian="normal" style:font-weight-asian="normal" style:font-name-complex="Calibri" style:font-size-complex="11pt" style:font-style-complex="normal" style:font-weight-complex="normal"/>
    </style:style>
    <style:style style:name="T10" style:family="text">
      <style:text-properties fo:color="#00ae00" style:font-name="Arial" fo:font-size="9pt" style:font-name-asian="Arial" style:font-size-asian="9pt" style:font-name-complex="Arial" style:font-size-complex="9pt"/>
    </style:style>
    <style:style style:name="T11" style:family="text">
      <style:text-properties fo:color="#00ae00" style:font-name="Arial" fo:background-color="#f9f9f9" style:font-name-asian="Arial" style:font-name-complex="Arial"/>
    </style:style>
    <style:style style:name="T12" style:family="text">
      <style:text-properties fo:color="#00ae00" fo:font-weight="bold" style:font-weight-asian="bold" style:font-weight-complex="bold"/>
    </style:style>
    <style:style style:name="T13" style:family="text">
      <style:text-properties fo:color="#00ae00" fo:background-color="#c9daf8"/>
    </style:style>
    <style:style style:name="T14" style:family="text">
      <style:text-properties fo:color="#00ae00" fo:background-color="#ffffff"/>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color="#000099" fo:font-size="14pt" style:text-underline-style="solid" style:text-underline-width="auto" style:text-underline-color="font-color" style:font-size-asian="14pt" style:font-size-complex="14pt"/>
    </style:style>
    <style:style style:name="T18" style:family="text">
      <style:text-properties fo:color="#000099" style:text-underline-style="solid" style:text-underline-width="auto" style:text-underline-color="font-color"/>
    </style:style>
    <style:style style:name="T19" style:family="text">
      <style:text-properties fo:font-size="18pt" style:text-underline-style="solid" style:text-underline-width="auto" style:text-underline-color="font-color" style:font-size-asian="18pt" style:font-size-complex="18pt"/>
    </style:style>
    <style:style style:name="T20" style:family="text">
      <style:text-properties fo:color="#800000"/>
    </style:style>
    <style:style style:name="T21" style:family="text">
      <style:text-properties fo:color="#1155cc" style:text-underline-style="solid" style:text-underline-width="auto" style:text-underline-color="font-color"/>
    </style:style>
    <style:style style:name="T22" style:family="text">
      <style:text-properties fo:font-size="24pt" style:font-size-asian="24pt" style:font-size-complex="24pt"/>
    </style:style>
    <style:style style:name="T23" style:family="text">
      <style:text-properties fo:font-size="24pt" style:text-underline-style="solid" style:text-underline-width="auto" style:text-underline-color="font-color" style:font-size-asian="24pt" style:font-size-complex="24pt"/>
    </style:style>
    <style:style style:name="T24" style:family="text">
      <style:text-properties fo:color="#6aa84f"/>
    </style:style>
    <style:style style:name="T25" style:family="text">
      <style:text-properties fo:color="#6aa84f" fo:font-weight="bold" style:font-weight-asian="bold" style:font-weight-complex="bold"/>
    </style:style>
    <style:style style:name="T26" style:family="text">
      <style:text-properties fo:color="#6aa84f" fo:background-color="#ffffff"/>
    </style:style>
    <style:style style:name="T27" style:family="text">
      <style:text-properties fo:color="#6aa84f" style:font-name="Arial" fo:font-weight="bold" fo:background-color="#ffffff" style:font-name-asian="Arial" style:font-weight-asian="bold" style:font-name-complex="Arial" style:font-weight-complex="bold"/>
    </style:style>
    <style:style style:name="T28" style:family="text">
      <style:text-properties fo:color="#6aa84f" style:font-name="Arial" fo:background-color="#ffffff" style:font-name-asian="Arial" style:font-name-complex="Arial"/>
    </style:style>
    <style:style style:name="T29" style:family="text">
      <style:text-properties fo:font-weight="bold" fo:background-color="#cfe2f3" style:font-weight-asian="bold" style:font-weight-complex="bold"/>
    </style:style>
    <style:style style:name="T30" style:family="text">
      <style:text-properties fo:background-color="#cfe2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Биб</text:p>
      <table:table table:name="Таблица1" table:style-name="Таблица1">
        <table:table-column table:style-name="Таблица1.A"/>
        <table:table-row>
          <table:table-cell table:style-name="Таблица1.A1" office:value-type="string">
            <text:p text:style-name="P2"><text:span text:style-name="T3">Правила</text:span><text:span text:style-name="T3"> </text:span><text:span text:style-name="T3">пользования</text:span><text:span text:style-name="T3"> </text:span><text:span text:style-name="T3">базой</text:span><text:span text:style-name="T3"> </text:span><text:span text:style-name="T3">ответов</text:span><text:span text:style-name="T3">:</text:span></text:p>
            <text:list xml:id="list249807582" text:style-name="LS1">
              <text:list-item>
                <text:p text:style-name="P27"><text:span text:style-name="T4">Можно</text:span><text:span text:style-name="T4"> </text:span><text:span text:style-name="T4">добавлять</text:span><text:span text:style-name="T4"> </text:span><text:span text:style-name="T4">свои</text:span><text:span text:style-name="T4"> </text:span><text:span text:style-name="T4">ответы</text:span><text:span text:style-name="T4"> </text:span><text:span text:style-name="T4">на</text:span><text:span text:style-name="T4"> </text:span><text:span text:style-name="T4">любой</text:span><text:span text:style-name="T4"> </text:span><text:span text:style-name="T4">вопрос</text:span><text:span text:style-name="T4">, </text:span><text:span text:style-name="T4">помечая</text:span><text:span text:style-name="T4"> </text:span><text:span text:style-name="T4">ответ</text:span><text:span text:style-name="T4"> </text:span><text:span text:style-name="T4">как</text:span><text:span text:style-name="T4"> "</text:span><text:span text:style-name="T4">ответ</text:span><text:span text:style-name="T4">, </text:span><text:span text:style-name="T4">ответ</text:span><text:span text:style-name="T4">2, </text:span><text:span text:style-name="T4">ответ</text:span><text:span text:style-name="T4">3, </text:span><text:span text:style-name="T4">ответN</text:span><text:span text:style-name="T4">";</text:span></text:p>
              </text:list-item>
              <text:list-item>
                <text:p text:style-name="P27"><text:span text:style-name="T4">Удалять</text:span><text:span text:style-name="T4"> </text:span><text:span text:style-name="T4">чужие</text:span><text:span text:style-name="T4"> </text:span><text:span text:style-name="T4">ответы</text:span><text:span text:style-name="T4"> </text:span><text:span text:style-name="T4">нельзя</text:span><text:span text:style-name="T4">. </text:span><text:span text:style-name="T4">Но</text:span><text:span text:style-name="T4"> </text:span><text:span text:style-name="T4">нужно</text:span><text:span text:style-name="T4"> </text:span><text:span text:style-name="T4">дописать</text:span><text:span text:style-name="T4"> </text:span><text:span text:style-name="T4">почему</text:span><text:span text:style-name="T4"> </text:span><text:span text:style-name="T4">вы</text:span><text:span text:style-name="T4"> </text:span><text:span text:style-name="T4">считаете</text:span><text:span text:style-name="T4"> </text:span><text:span text:style-name="T4">их</text:span><text:span text:style-name="T4"> </text:span><text:span text:style-name="T4">не</text:span><text:span text:style-name="T4"> </text:span><text:span text:style-name="T4">верными</text:span><text:span text:style-name="T4">. </text:span><text:span text:style-name="T4">Это</text:span><text:span text:style-name="T4"> </text:span><text:span text:style-name="T4">позволит</text:span><text:span text:style-name="T4"> </text:span><text:span text:style-name="T4">избежать</text:span><text:span text:style-name="T4"> </text:span><text:span text:style-name="T4">путаницы</text:span><text:span text:style-name="T4">;</text:span></text:p>
              </text:list-item>
            </text:list>
            <text:p text:style-name="P3"/>
          </table:table-cell>
        </table:table-row>
        <table:table-row>
          <table:table-cell table:style-name="Таблица1.A2" office:value-type="string">
            <text:p text:style-name="P2"><text:span text:style-name="T2">color</text:span><text:span text:style-name="T5"> <text:s/>(</text:span><text:span text:style-name="T5">Красный</text:span><text:span text:style-name="T5">) - </text:span><text:span text:style-name="T5">цвет</text:span><text:span text:style-name="T5"> </text:span><text:span text:style-name="T5">правок</text:span><text:span text:style-name="T5">, </text:span><text:span text:style-name="T5">комментариев</text:span><text:span text:style-name="T5"> </text:span><text:span text:style-name="T5">и</text:span><text:span text:style-name="T5"> </text:span><text:span text:style-name="T5">уточнений</text:span><text:span text:style-name="T5"> </text:span><text:span text:style-name="T5">к</text:span><text:span text:style-name="T5"> </text:span><text:span text:style-name="T5">существующим</text:span><text:span text:style-name="T5"> </text:span><text:span text:style-name="T5">ответам</text:span><text:span text:style-name="T5">;</text:span></text:p>
            <text:p text:style-name="P2"><text:span text:style-name="T9">color</text:span><text:span text:style-name="T5"> <text:s/>(</text:span><text:span text:style-name="T5">Зеленый</text:span><text:span text:style-name="T5">) - </text:span><text:span text:style-name="T5">цвет</text:span><text:span text:style-name="T5"> </text:span><text:span text:style-name="T5">ответа</text:span><text:span text:style-name="T5"> </text:span><text:span text:style-name="T5">на</text:span><text:span text:style-name="T5"> </text:span><text:span text:style-name="T5">вопрос</text:span><text:span text:style-name="T5">;</text:span></text:p>
          </table:table-cell>
        </table:table-row>
      </table:table>
      <text:p text:style-name="P1"/>
      <text:p text:style-name="P17"><text:span text:style-name="T15">Содержание</text:span><text:span text:style-name="T15">:</text:span></text:p>
      <text:list xml:id="list593640692" text:style-name="LS2">
        <text:list-item>
          <text:p text:style-name="P25"><text:a xlink:type="simple" xlink:href="#id.vkbwrfkz1l9b"><text:span text:style-name="T17">Старый</text:span></text:a><text:a xlink:type="simple" xlink:href="#id.vkbwrfkz1l9b"><text:span text:style-name="T17"> </text:span></text:a><text:a xlink:type="simple" xlink:href="#id.vkbwrfkz1l9b"><text:span text:style-name="T17">тест</text:span></text:a></text:p>
        </text:list-item>
        <text:list-item>
          <text:p text:style-name="P25"><text:a xlink:type="simple" xlink:href="#id.9lli8x2f0xh6"><text:span text:style-name="T17">Таблица</text:span></text:a><text:a xlink:type="simple" xlink:href="#id.9lli8x2f0xh6"><text:span text:style-name="T17"> </text:span></text:a><text:a xlink:type="simple" xlink:href="#id.9lli8x2f0xh6"><text:span text:style-name="T17">прав</text:span></text:a><text:a xlink:type="simple" xlink:href="#id.9lli8x2f0xh6"><text:span text:style-name="T17"> </text:span></text:a><text:a xlink:type="simple" xlink:href="#id.9lli8x2f0xh6"><text:span text:style-name="T17">для</text:span></text:a><text:a xlink:type="simple" xlink:href="#id.9lli8x2f0xh6"><text:span text:style-name="T17"> </text:span></text:a><text:a xlink:type="simple" xlink:href="#id.9lli8x2f0xh6"><text:span text:style-name="T17">выполнения</text:span></text:a><text:a xlink:type="simple" xlink:href="#id.9lli8x2f0xh6"><text:span text:style-name="T17"> </text:span></text:a><text:a xlink:type="simple" xlink:href="#id.9lli8x2f0xh6"><text:span text:style-name="T17">команд</text:span></text:a><text:a xlink:type="simple" xlink:href="#id.9lli8x2f0xh6"><text:span text:style-name="T17">:</text:span></text:a></text:p>
        </text:list-item>
        <text:list-item>
          <text:p text:style-name="P28"><text:a xlink:type="simple" xlink:href="#id.hz20exabr4mk"><text:span text:style-name="T17">Новый</text:span></text:a><text:a xlink:type="simple" xlink:href="#id.hz20exabr4mk"><text:span text:style-name="T17"> </text:span></text:a><text:a xlink:type="simple" xlink:href="#id.hz20exabr4mk"><text:span text:style-name="T17">тест</text:span></text:a><text:a xlink:type="simple" xlink:href="#id.hz20exabr4mk"><text:span text:style-name="T17">: (</text:span></text:a><text:a xlink:type="simple" xlink:href="#id.hz20exabr4mk"><text:span text:style-name="T17">приблизительные</text:span></text:a><text:a xlink:type="simple" xlink:href="#id.hz20exabr4mk"><text:span text:style-name="T17"> </text:span></text:a><text:a xlink:type="simple" xlink:href="#id.hz20exabr4mk"><text:span text:style-name="T17">вопросы</text:span></text:a><text:a xlink:type="simple" xlink:href="#id.hz20exabr4mk"><text:span text:style-name="T17">)</text:span></text:a></text:p>
        </text:list-item>
      </text:list>
      <text:p text:style-name="P4"/>
      <text:p text:style-name="P18"/>
      <text:p text:style-name="P5"><text:bookmark text:name="id.vkbwrfkz1l9b"/><text:span text:style-name="T19">Старый</text:span><text:span text:style-name="T19"> </text:span><text:span text:style-name="T19">тест</text:span></text:p>
      <text:p text:style-name="P6"><text:span text:style-name="T16">Part</text:span><text:span text:style-name="T16"> 1 (</text:span><text:span text:style-name="T16">commands</text:span><text:span text:style-name="T16">), 13 </text:span><text:span text:style-name="T16">questions</text:span><text:span text:style-name="T16">, 2 </text:span><text:span text:style-name="T16">marks</text:span><text:span text:style-name="T16"> </text:span><text:span text:style-name="T16">each</text:span><text:span text:style-name="T16">, 26 </text:span><text:span text:style-name="T16">marks</text:span><text:span text:style-name="T16"> </text:span><text:span text:style-name="T16">total</text:span><text:span text:style-name="T16">.</text:span></text:p>
      <text:p text:style-name="P17">What will be result of the following commands and possible consequences to the installation?(suppose you have necessary privileges to execute such commands and all commands are valid)?</text:p>
      <text:p text:style-name="P17">Каков будет результат комманд приведенных ниже и возможные последствия для сервера на котором они произведены (предположим что у вас достаточно привелегий чтобы исполнить эти комманды и эти комманды не закончатся ошибкой (вроде директория не найдена итп)).</text:p>
      <text:p text:style-name="P17">rm –R /</text:p>
      <text:p text:style-name="P22"><text:span text:style-name="T8">Ответ</text:span><text:span text:style-name="T8">: <text:s/></text:span><text:span text:style-name="T8">рекурсивное</text:span><text:span text:style-name="T8"> </text:span><text:span text:style-name="T8">удаление</text:span><text:span text:style-name="T8"> </text:span><text:span text:style-name="T8">всего</text:span><text:span text:style-name="T8"> </text:span><text:span text:style-name="T8">из</text:span><text:span text:style-name="T8"> </text:span><text:span text:style-name="T8">корневого</text:span><text:span text:style-name="T8"> </text:span><text:span text:style-name="T8">каталога</text:span><text:span text:style-name="T8"> “/”, </text:span><text:span text:style-name="T8">приведет</text:span><text:span text:style-name="T8"> </text:span><text:span text:style-name="T8">к</text:span><text:span text:style-name="T8"> </text:span><text:span text:style-name="T8">полной</text:span><text:span text:style-name="T8"> </text:span><text:span text:style-name="T8">неработоспособности</text:span><text:span text:style-name="T8"> </text:span><text:span text:style-name="T8">системы</text:span><text:span text:style-name="T8">, </text:span><text:span text:style-name="T8">и</text:span><text:span text:style-name="T8"> </text:span><text:span text:style-name="T8">потерю</text:span><text:span text:style-name="T8"> </text:span><text:span text:style-name="T8">всех</text:span><text:span text:style-name="T8"> </text:span><text:span text:style-name="T8">данных</text:span><text:span text:style-name="T8">.</text:span></text:p>
      <text:p text:style-name="P17"/>
      <text:p text:style-name="P17">rm –R */*</text:p>
      <text:p text:style-name="P15"><text:span text:style-name="T8">Ответ</text:span><text:span text:style-name="T8">: </text:span><text:span text:style-name="T8">рекурсивное</text:span><text:span text:style-name="T8"> </text:span><text:span text:style-name="T8">удаление</text:span><text:span text:style-name="T8"> (</text:span><text:span text:style-name="T8">файлов</text:span><text:span text:style-name="T8">, </text:span><text:span text:style-name="T8">ссылок</text:span><text:span text:style-name="T8">, </text:span><text:span text:style-name="T8">команд</text:span><text:span text:style-name="T8">) </text:span><text:span text:style-name="T8">из</text:span><text:span text:style-name="T8"> </text:span><text:span text:style-name="T8">каталогов</text:span><text:span text:style-name="T8">, </text:span><text:span text:style-name="T8">относительно</text:span><text:span text:style-name="T8"> </text:span><text:span text:style-name="T8">того</text:span><text:span text:style-name="T8"> </text:span><text:span text:style-name="T8">где</text:span><text:span text:style-name="T8"> </text:span><text:span text:style-name="T8">мы</text:span><text:span text:style-name="T8"> </text:span><text:span text:style-name="T8">находимся</text:span><text:span text:style-name="T8">.</text:span></text:p>
      <text:p text:style-name="P17"/>
      <text:p text:style-name="P17">rm services/myfile.txt <text:span text:style-name="T20"><text:s/></text:span></text:p>
      <text:p text:style-name="P22"><text:span text:style-name="T8">Ответ</text:span><text:span text:style-name="T8">: </text:span><text:span text:style-name="T8">удаление</text:span><text:span text:style-name="T8"> </text:span><text:span text:style-name="T8">файла</text:span><text:span text:style-name="T8"> </text:span><text:span text:style-name="T8">myfile</text:span><text:span text:style-name="T8">.</text:span><text:span text:style-name="T8">txt</text:span><text:span text:style-name="T8"> </text:span><text:span text:style-name="T8">и</text:span><text:span text:style-name="T8">з</text:span><text:span text:style-name="T8"> </text:span><text:span text:style-name="T8">каталога</text:span><text:span text:style-name="T8"> </text:span><text:span text:style-name="T8">services</text:span><text:span text:style-name="T8">, </text:span><text:span text:style-name="T8">относительно</text:span><text:span text:style-name="T8"> </text:span><text:span text:style-name="T8">того</text:span><text:span text:style-name="T8"> </text:span><text:span text:style-name="T8">где</text:span><text:span text:style-name="T8"> </text:span><text:span text:style-name="T8">мы</text:span><text:span text:style-name="T8"> </text:span><text:span text:style-name="T8">находимся</text:span><text:span text:style-name="T8">.</text:span></text:p>
      <text:p text:style-name="P17"/>
      <text:p text:style-name="P17">rm /services/myfile.txt <text:s text:c="2"/></text:p>
      <text:p text:style-name="P15"><text:span text:style-name="T8">Ответ</text:span><text:span text:style-name="T8">: </text:span><text:span text:style-name="T8">удаление</text:span><text:span text:style-name="T8"> </text:span><text:span text:style-name="T8">файла</text:span><text:span text:style-name="T8"> <text:s/></text:span><text:span text:style-name="T8">myfile</text:span><text:span text:style-name="T8">.</text:span><text:span text:style-name="T8">txt</text:span><text:span text:style-name="T8"> </text:span><text:span text:style-name="T8">из</text:span><text:span text:style-name="T8"> </text:span><text:span text:style-name="T8">каталога</text:span><text:span text:style-name="T8"> </text:span><text:span text:style-name="T8">services</text:span><text:span text:style-name="T8">, </text:span><text:span text:style-name="T8">от</text:span><text:span text:style-name="T8"> </text:span><text:span text:style-name="T8">корня</text:span><text:span text:style-name="T8">.</text:span></text:p>
      <text:p text:style-name="P7"/>
      <text:p text:style-name="P6">rm /services/</text:p>
      <text:p text:style-name="P15"><text:span text:style-name="T8">Отве</text:span><text:span text:style-name="T8">т</text:span><text:span text:style-name="T8">: </text:span><text:span text:style-name="T8"><text:s/></text:span><text:span text:style-name="T8">невозможно</text:span><text:span text:style-name="T8"> </text:span><text:span text:style-name="T8">удалить</text:span><text:span text:style-name="T8"> «</text:span><text:span text:style-name="T8">services</text:span><text:span text:style-name="T8">» </text:span><text:span text:style-name="T8">это</text:span><text:span text:style-name="T8"> </text:span><text:span text:style-name="T8">каталог</text:span><text:span text:style-name="T8">.</text:span></text:p>
      <text:p text:style-name="P8"/>
      <text:p text:style-name="P17">iptables –F <text:span text:style-name="T20"><text:s text:c="2"/></text:span></text:p>
      <text:p text:style-name="P17"><text:soft-page-break/><text:span text:style-name="T1">Ответ</text:span><text:span text:style-name="T1">: </text:span><text:span text:style-name="T1">сброс</text:span><text:span text:style-name="T1"> </text:span><text:span text:style-name="T1">всех</text:span><text:span text:style-name="T1"> </text:span><text:span text:style-name="T1">правил</text:span><text:span text:style-name="T1"> </text:span><text:span text:style-name="T1">цепочки</text:span><text:span text:style-name="T1">. </text:span><text:span text:style-name="T1">Нужно</text:span><text:span text:style-name="T1">, </text:span><text:span text:style-name="T1">например</text:span><text:span text:style-name="T1">,</text:span><text:span text:style-name="T1">при</text:span><text:span text:style-name="T1"> </text:span><text:span text:style-name="T1">удалении</text:span><text:span text:style-name="T1"> </text:span><text:span text:style-name="T1">ненужной</text:span><text:span text:style-name="T1"> </text:span><text:span text:style-name="T1">цепочки</text:span><text:span text:style-name="T1">. <text:s/>(</text:span><text:span text:style-name="T1">уточнить</text:span><text:span text:style-name="T1">)</text:span></text:p>
      <text:p text:style-name="P22"><text:span text:style-name="T8">Ответ</text:span><text:span text:style-name="T8">2: </text:span><text:span text:style-name="T8">Сброс</text:span><text:span text:style-name="T8"> (</text:span><text:span text:style-name="T8">удаление</text:span><text:span text:style-name="T8">) </text:span><text:span text:style-name="T8">всех</text:span><text:span text:style-name="T8"> </text:span><text:span text:style-name="T8">правил</text:span><text:span text:style-name="T8"> </text:span><text:span text:style-name="T8">из</text:span><text:span text:style-name="T8"> </text:span><text:span text:style-name="T8">заданной</text:span><text:span text:style-name="T8"> </text:span><text:span text:style-name="T8">цепочки</text:span><text:span text:style-name="T8"> (</text:span><text:span text:style-name="T8">таблицы</text:span><text:span text:style-name="T8">). </text:span><text:span text:style-name="T8">Если</text:span><text:span text:style-name="T8"> </text:span><text:span text:style-name="T8">имя</text:span><text:span text:style-name="T8"> </text:span><text:span text:style-name="T8">цепочки</text:span><text:span text:style-name="T8"> </text:span><text:span text:style-name="T8">и</text:span><text:span text:style-name="T8"> </text:span><text:span text:style-name="T8">таблицы</text:span><text:span text:style-name="T8"> </text:span><text:span text:style-name="T8">не</text:span><text:span text:style-name="T8"> </text:span><text:span text:style-name="T8">указывается</text:span><text:span text:style-name="T8">, </text:span><text:span text:style-name="T8">то</text:span><text:span text:style-name="T8"> </text:span><text:span text:style-name="T8">удаляются</text:span><text:span text:style-name="T8"> </text:span><text:span text:style-name="T8">все</text:span><text:span text:style-name="T8"> </text:span><text:span text:style-name="T8">правила</text:span><text:span text:style-name="T8">, </text:span><text:span text:style-name="T8">во</text:span><text:span text:style-name="T8"> </text:span><text:span text:style-name="T8">всех</text:span><text:span text:style-name="T8"> </text:span><text:span text:style-name="T8">цепочках</text:span><text:span text:style-name="T8">. (</text:span><text:span text:style-name="T1">из</text:span><text:span text:style-name="T1"> </text:span><text:span text:style-name="T1">man</text:span><text:span text:style-name="T1">: -</text:span><text:span text:style-name="T1">F</text:span><text:span text:style-name="T1">, --</text:span><text:span text:style-name="T1">flush</text:span><text:span text:style-name="T1"> [</text:span><text:span text:style-name="T1">chain</text:span><text:span text:style-name="T1">] <text:s text:c="2"/></text:span><text:span text:style-name="T1">Flush</text:span><text:span text:style-name="T1"> </text:span><text:span text:style-name="T1">the</text:span><text:span text:style-name="T1"> </text:span><text:span text:style-name="T1">selected</text:span><text:span text:style-name="T1"> </text:span><text:span text:style-name="T1">chain</text:span><text:span text:style-name="T1"> (</text:span><text:span text:style-name="T1">all</text:span><text:span text:style-name="T1"> </text:span><text:span text:style-name="T1">the</text:span><text:span text:style-name="T1"> </text:span><text:span text:style-name="T1">chains</text:span><text:span text:style-name="T1"> </text:span><text:span text:style-name="T1">in</text:span><text:span text:style-name="T1"> </text:span><text:span text:style-name="T1">the</text:span><text:span text:style-name="T1"> </text:span><text:span text:style-name="T1">table</text:span><text:span text:style-name="T1"> </text:span><text:span text:style-name="T1">if</text:span><text:span text:style-name="T1"> </text:span><text:span text:style-name="T1">none</text:span><text:span text:style-name="T1"> </text:span><text:span text:style-name="T1">is</text:span><text:span text:style-name="T1"> </text:span><text:span text:style-name="T1">given</text:span><text:span text:style-name="T1">). <text:s/></text:span><text:span text:style-name="T1">This</text:span><text:span text:style-name="T1"> </text:span><text:span text:style-name="T1">is</text:span><text:span text:style-name="T1"> </text:span><text:span text:style-name="T1">equivalent</text:span><text:span text:style-name="T1"> <text:s/></text:span><text:span text:style-name="T1">to</text:span><text:span text:style-name="T1"> </text:span><text:span text:style-name="T1">deleting</text:span><text:span text:style-name="T1"> </text:span><text:span text:style-name="T1">all</text:span><text:span text:style-name="T1"> </text:span><text:span text:style-name="T1">the</text:span><text:span text:style-name="T1"> </text:span><text:span text:style-name="T1">rules</text:span><text:span text:style-name="T1"> </text:span><text:span text:style-name="T1">one</text:span><text:span text:style-name="T1"> </text:span><text:span text:style-name="T1">by</text:span><text:span text:style-name="T1"> </text:span><text:span text:style-name="T1">one</text:span><text:span text:style-name="T1">.</text:span><text:span text:style-name="T8">)</text:span></text:p>
      <text:p text:style-name="P19"/>
      <text:p text:style-name="P17">mv /bin/ls /dev/null</text:p>
      <text:p text:style-name="P15"><text:span text:style-name="T8">Ответ</text:span><text:span text:style-name="T8">: <text:s text:c="2"/></text:span><text:span text:style-name="T8">Переместит</text:span><text:span text:style-name="T8"> /</text:span><text:span text:style-name="T8">bin</text:span><text:span text:style-name="T8">/</text:span><text:span text:style-name="T8">ls</text:span><text:span text:style-name="T8"> </text:span><text:span text:style-name="T8">в</text:span><text:span text:style-name="T8"> /</text:span><text:span text:style-name="T8">dev</text:span><text:span text:style-name="T8">/</text:span><text:span text:style-name="T8">null</text:span><text:span text:style-name="T8">, </text:span><text:span text:style-name="T8">после</text:span><text:span text:style-name="T8"> </text:span><text:span text:style-name="T8">чего</text:span><text:span text:style-name="T8"> </text:span><text:span text:style-name="T8">команда</text:span><text:span text:style-name="T8"> </text:span><text:span text:style-name="T8">ls</text:span><text:span text:style-name="T8"> </text:span><text:span text:style-name="T8">будет</text:span><text:span text:style-name="T8"> </text:span><text:span text:style-name="T8">недоступна</text:span><text:span text:style-name="T8">, /</text:span><text:span text:style-name="T8">dev</text:span><text:span text:style-name="T8">/</text:span><text:span text:style-name="T8">null</text:span><text:span text:style-name="T8"> </text:span><text:span text:style-name="T8">будет</text:span><text:span text:style-name="T8"> </text:span><text:span text:style-name="T8">заменен</text:span><text:span text:style-name="T8"> </text:span><text:span text:style-name="T8">на</text:span><text:span text:style-name="T8"> </text:span><text:span text:style-name="T8">команду</text:span><text:span text:style-name="T8"> </text:span><text:span text:style-name="T8">ls</text:span><text:span text:style-name="T8">. </text:span><text:span text:style-name="T8">Система</text:span><text:span text:style-name="T8"> </text:span><text:span text:style-name="T8">перестанет</text:span><text:span text:style-name="T8"> </text:span><text:span text:style-name="T8">нормально</text:span><text:span text:style-name="T8"> </text:span><text:span text:style-name="T8">функционировать</text:span><text:span text:style-name="T8">. (</text:span><text:span text:style-name="T1">/</text:span><text:span text:style-name="T1">dev</text:span><text:span text:style-name="T1">/</text:span><text:span text:style-name="T1">null</text:span><text:span text:style-name="T1"> - </text:span><text:span text:style-name="T1">специальный</text:span><text:span text:style-name="T1"> </text:span><text:span text:style-name="T1">файл</text:span><text:span text:style-name="T1"> - </text:span><text:span text:style-name="T1">пустота</text:span><text:span text:style-name="T8">)</text:span></text:p>
      <text:p text:style-name="P8"/>
      <text:p text:style-name="P6">rm bin/*</text:p>
      <text:p text:style-name="P22"><text:span text:style-name="T8">Ответ</text:span><text:span text:style-name="T8">: <text:s/></text:span><text:span text:style-name="T8">Удалит</text:span><text:span text:style-name="T8"> </text:span><text:span text:style-name="T8">содержимое</text:span><text:span text:style-name="T8"> </text:span><text:span text:style-name="T8">каталог</text:span><text:span text:style-name="T8"> «</text:span><text:span text:style-name="T8">bin</text:span><text:span text:style-name="T8">» (</text:span><text:span text:style-name="T8">удалит</text:span><text:span text:style-name="T8"> </text:span><text:span text:style-name="T8">все</text:span><text:span text:style-name="T8"> </text:span><text:span text:style-name="T8">кроме</text:span><text:span text:style-name="T8"> </text:span><text:span text:style-name="T8">каталогов</text:span><text:span text:style-name="T8">) </text:span><text:span text:style-name="T8">относительно</text:span><text:span text:style-name="T8"> </text:span><text:span text:style-name="T8">текущей</text:span><text:span text:style-name="T8"> </text:span><text:span text:style-name="T8">директории</text:span><text:span text:style-name="T8">. </text:span><text:span text:style-name="T8">Если</text:span><text:span text:style-name="T8"> </text:span><text:span text:style-name="T8">произвести</text:span><text:span text:style-name="T8"> </text:span><text:span text:style-name="T8">эту</text:span><text:span text:style-name="T8"> </text:span><text:span text:style-name="T8">команду</text:span><text:span text:style-name="T8"> </text:span><text:span text:style-name="T8">из</text:span><text:span text:style-name="T8"> </text:span><text:span text:style-name="T8">корня</text:span><text:span text:style-name="T8">, </text:span><text:span text:style-name="T8">то</text:span><text:span text:style-name="T8"> </text:span><text:span text:style-name="T8">будут</text:span><text:span text:style-name="T8"> </text:span><text:span text:style-name="T8">удалены</text:span><text:span text:style-name="T8"> </text:span><text:span text:style-name="T8">все</text:span><text:span text:style-name="T8"> </text:span><text:span text:style-name="T8">команды</text:span><text:span text:style-name="T8"> </text:span><text:span text:style-name="T8">из</text:span><text:span text:style-name="T8"> </text:span><text:span text:style-name="T8">каталога</text:span><text:span text:style-name="T8"> /</text:span><text:span text:style-name="T8">bin</text:span><text:span text:style-name="T8">.</text:span></text:p>
      <text:p text:style-name="P17"/>
      <text:p text:style-name="P17">touch myfile.txt;touch myfile.txt</text:p>
      <text:p text:style-name="P22"><text:span text:style-name="T8">Ответ</text:span><text:span text:style-name="T8">: </text:span><text:span text:style-name="T8">обновит</text:span><text:span text:style-name="T8"> </text:span><text:span text:style-name="T8">время</text:span><text:span text:style-name="T8"> </text:span><text:span text:style-name="T8">последнего</text:span><text:span text:style-name="T8"> </text:span><text:span text:style-name="T8">изменения</text:span><text:span text:style-name="T8"> </text:span><text:span text:style-name="T8">файла</text:span><text:span text:style-name="T8">, </text:span><text:span text:style-name="T8">если</text:span><text:span text:style-name="T8"> </text:span><text:span text:style-name="T8">файл</text:span><text:span text:style-name="T8"> </text:span><text:span text:style-name="T8">не</text:span><text:span text:style-name="T8"> </text:span><text:span text:style-name="T8">существует</text:span><text:span text:style-name="T8"> </text:span><text:span text:style-name="T8">он</text:span><text:span text:style-name="T8"> </text:span><text:span text:style-name="T8">будет</text:span><text:span text:style-name="T8"> </text:span><text:span text:style-name="T8">создан</text:span><text:span text:style-name="T8">.</text:span></text:p>
      <text:p text:style-name="P17"/>
      <text:p text:style-name="P6">rm –R /proc</text:p>
      <text:p text:style-name="P15"><text:span text:style-name="T8">О</text:span><text:span text:style-name="T8">твет</text:span><text:span text:style-name="T8">: <text:s/></text:span><text:span text:style-name="T8">невозможно</text:span><text:span text:style-name="T8"> </text:span><text:span text:style-name="T8">уда</text:span><text:span text:style-name="T8">л</text:span><text:span text:style-name="T8">ить</text:span><text:span text:style-name="T8"> </text:span><text:span text:style-name="T8">содержимое</text:span><text:span text:style-name="T8"> </text:span><text:span text:style-name="T8">каталога</text:span><text:span text:style-name="T8"> /</text:span><text:span text:style-name="T8">proc</text:span><text:span text:style-name="T8">.</text:span></text:p>
      <text:p text:style-name="P6"/>
      <text:p text:style-name="P6">mv datafile.txt /home <text:s text:c="3"/>(home may or may not have file data.txt)</text:p>
      <text:p text:style-name="P15"><text:span text:style-name="T8">Ответ</text:span><text:span text:style-name="T8">: </text:span><text:span text:style-name="T8">Файл</text:span><text:span text:style-name="T8"> </text:span><text:span text:style-name="T8">будет</text:span><text:span text:style-name="T8"> </text:span><text:span text:style-name="T8">перемещен</text:span><text:span text:style-name="T8"> </text:span><text:span text:style-name="T8">в</text:span><text:span text:style-name="T8"> </text:span><text:span text:style-name="T8">каталог</text:span><text:span text:style-name="T8"> /</text:span><text:span text:style-name="T8">home</text:span><text:span text:style-name="T8">, </text:span><text:span text:style-name="T8">если</text:span><text:span text:style-name="T8"> </text:span><text:span text:style-name="T8">файл</text:span><text:span text:style-name="T8"> </text:span><text:span text:style-name="T8">с</text:span><text:span text:style-name="T8"> </text:span><text:span text:style-name="T8">таким</text:span><text:span text:style-name="T8"> </text:span><text:span text:style-name="T8">именем</text:span><text:span text:style-name="T8"> </text:span><text:span text:style-name="T8">уже</text:span><text:span text:style-name="T8"> </text:span><text:span text:style-name="T8">существует</text:span><text:span text:style-name="T8"> - </text:span><text:span text:style-name="T8">он</text:span><text:span text:style-name="T8"> </text:span><text:span text:style-name="T8">будет</text:span><text:span text:style-name="T8"> </text:span><text:span text:style-name="T8">перезаписан</text:span><text:span text:style-name="T8">.</text:span></text:p>
      <text:p text:style-name="P17"/>
      <text:p text:style-name="P17">cp file1.txt /home (home may or may not have file file1.txt) (hint--what will happen to permissions of file1?)</text:p>
      <text:p text:style-name="P10"><text:span text:style-name="T8">Ответ</text:span><text:span text:style-name="T8"> : <text:s/></text:span><text:span text:style-name="T8">Если</text:span><text:span text:style-name="T8"> </text:span><text:span text:style-name="T8">файл</text:span><text:span text:style-name="T8"> </text:span><text:span text:style-name="T8">с</text:span><text:span text:style-name="T8"> </text:span><text:span text:style-name="T8">таким</text:span><text:span text:style-name="T8"> </text:span><text:span text:style-name="T8">именем</text:span><text:span text:style-name="T8"> </text:span><text:span text:style-name="T8">уже</text:span><text:span text:style-name="T8"> </text:span><text:span text:style-name="T8">существует</text:span><text:span text:style-name="T8"> </text:span><text:span text:style-name="T8">в</text:span><text:span text:style-name="T8"> </text:span><text:span text:style-name="T8">каталоге</text:span><text:span text:style-name="T8"> /</text:span><text:span text:style-name="T8">home</text:span><text:span text:style-name="T8">, </text:span><text:span text:style-name="T8">то</text:span><text:span text:style-name="T8"> </text:span><text:span text:style-name="T8">он</text:span><text:span text:style-name="T8"> </text:span><text:span text:style-name="T8">будет</text:span><text:span text:style-name="T8"> </text:span><text:span text:style-name="T8">перезаписан</text:span><text:span text:style-name="T8">, </text:span><text:span text:style-name="T8">права</text:span><text:span text:style-name="T8"> </text:span><text:span text:style-name="T8">на</text:span><text:span text:style-name="T8"> </text:span><text:span text:style-name="T8">файле</text:span><text:span text:style-name="T8"> </text:span><text:span text:style-name="T8">будут</text:span><text:span text:style-name="T8"> </text:span><text:span text:style-name="T8">те</text:span><text:span text:style-name="T8">, </text:span><text:span text:style-name="T8">которые</text:span><text:span text:style-name="T8"> </text:span><text:span text:style-name="T8">были</text:span><text:span text:style-name="T8"> </text:span><text:span text:style-name="T8">на</text:span><text:span text:style-name="T8"> </text:span><text:span text:style-name="T8">перезаписаном</text:span><text:span text:style-name="T8"> </text:span><text:span text:style-name="T8">файле</text:span><text:span text:style-name="T8">.</text:span></text:p>
      <text:p text:style-name="P10"><text:soft-page-break/><text:span text:style-name="T8">Если</text:span><text:span text:style-name="T8"> </text:span><text:span text:style-name="T8">файла</text:span><text:span text:style-name="T8"> </text:span><text:span text:style-name="T8">с</text:span><text:span text:style-name="T8"> </text:span><text:span text:style-name="T8">такими</text:span><text:span text:style-name="T8"> </text:span><text:span text:style-name="T8">именем</text:span><text:span text:style-name="T8"> </text:span><text:span text:style-name="T8">не</text:span><text:span text:style-name="T8"> </text:span><text:span text:style-name="T8">существует</text:span><text:span text:style-name="T8"> </text:span><text:span text:style-name="T8">в</text:span><text:span text:style-name="T8"> </text:span><text:span text:style-name="T8">каталоге</text:span><text:span text:style-name="T8"> /</text:span><text:span text:style-name="T8">home</text:span><text:span text:style-name="T8">, </text:span><text:span text:style-name="T8">при</text:span><text:span text:style-name="T8"> </text:span><text:span text:style-name="T8">копировании</text:span><text:span text:style-name="T8"> </text:span><text:span text:style-name="T8">файла</text:span><text:span text:style-name="T8"> </text:span><text:span text:style-name="T8">права</text:span><text:span text:style-name="T8"> </text:span><text:span text:style-name="T8">останутся</text:span><text:span text:style-name="T8"> </text:span><text:span text:style-name="T8">как</text:span><text:span text:style-name="T8"> </text:span><text:span text:style-name="T8">у</text:span><text:span text:style-name="T8"> </text:span><text:span text:style-name="T8">оригинала</text:span><text:span text:style-name="T8"> </text:span><text:span text:style-name="T8">за</text:span><text:span text:style-name="T8"> </text:span><text:span text:style-name="T8">исключением</text:span><text:span text:style-name="T8"> </text:span><text:span text:style-name="T8">прав</text:span><text:span text:style-name="T8"> </text:span><text:span text:style-name="T8">на</text:span><text:span text:style-name="T8"> </text:span><text:span text:style-name="T8">выполнение</text:span><text:span text:style-name="T8">, </text:span><text:span text:style-name="T8">прав</text:span><text:span text:style-name="T8"> </text:span><text:span text:style-name="T8">на</text:span><text:span text:style-name="T8"> </text:span><text:span text:style-name="T8">запись</text:span><text:span text:style-name="T8"> </text:span><text:span text:style-name="T8">для</text:span><text:span text:style-name="T8"> </text:span><text:span text:style-name="T8">групп</text:span><text:span text:style-name="T8"> </text:span><text:span text:style-name="T8">и</text:span><text:span text:style-name="T8"> </text:span><text:span text:style-name="T8">для</text:span><text:span text:style-name="T8"> </text:span><text:span text:style-name="T8">остальных</text:span><text:span text:style-name="T8"> </text:span><text:span text:style-name="T8">пользователей</text:span><text:span text:style-name="T8"> (</text:span><text:span text:style-name="T8">они</text:span><text:span text:style-name="T8"> </text:span><text:span text:style-name="T8">будут</text:span><text:span text:style-name="T8"> </text:span><text:span text:style-name="T8">обнулены</text:span><text:span text:style-name="T8">).</text:span></text:p>
      <text:p text:style-name="P10"><text:span text:style-name="T8">Ответ</text:span><text:span text:style-name="T8">2: </text:span><text:span text:style-name="T8">Если</text:span><text:span text:style-name="T8"> </text:span><text:span text:style-name="T8">файл</text:span><text:span text:style-name="T8"> </text:span><text:span text:style-name="T8">в</text:span><text:span text:style-name="T8"> /</text:span><text:span text:style-name="T8">home</text:span><text:span text:style-name="T8"> </text:span><text:span text:style-name="T8">уже</text:span><text:span text:style-name="T8"> </text:span><text:span text:style-name="T8">существует</text:span><text:span text:style-name="T8"> - </text:span><text:span text:style-name="T8">будет</text:span><text:span text:style-name="T8"> </text:span><text:span text:style-name="T8">перезаписан</text:span><text:span text:style-name="T8">, </text:span><text:span text:style-name="T8">права</text:span><text:span text:style-name="T8"> </text:span><text:span text:style-name="T8">у</text:span><text:span text:style-name="T8"> </text:span><text:span text:style-name="T8">него</text:span><text:span text:style-name="T8"> </text:span><text:span text:style-name="T8">не</text:span><text:span text:style-name="T8"> </text:span><text:span text:style-name="T8">изменятся</text:span><text:span text:style-name="T8">. (</text:span><text:span text:style-name="T8">то</text:span><text:span text:style-name="T8"> </text:span><text:span text:style-name="T8">же</text:span><text:span text:style-name="T8"> </text:span><text:span text:style-name="T8">что</text:span><text:span text:style-name="T8"> </text:span><text:span text:style-name="T8">и</text:span><text:span text:style-name="T8"> </text:span><text:span text:style-name="T8">в</text:span><text:span text:style-name="T8"> </text:span><text:span text:style-name="T8">предыдущем</text:span><text:span text:style-name="T8"> </text:span><text:span text:style-name="T8">ответе</text:span><text:span text:style-name="T8">).</text:span></text:p>
      <text:p text:style-name="P16"><text:span text:style-name="T8">Если</text:span><text:span text:style-name="T8"> </text:span><text:span text:style-name="T8">же</text:span><text:span text:style-name="T8"> </text:span><text:span text:style-name="T8">файла</text:span><text:span text:style-name="T8"> </text:span><text:span text:style-name="T8">нет</text:span><text:span text:style-name="T8"> </text:span><text:span text:style-name="T8">в</text:span><text:span text:style-name="T8"> /</text:span><text:span text:style-name="T8">home</text:span><text:span text:style-name="T8">, </text:span><text:span text:style-name="T8">фактически</text:span><text:span text:style-name="T8"> </text:span><text:span text:style-name="T8">произойдет</text:span><text:span text:style-name="T8"> </text:span><text:span text:style-name="T8">создание</text:span><text:span text:style-name="T8"> </text:span><text:span text:style-name="T8">нового</text:span><text:span text:style-name="T8"> </text:span><text:span text:style-name="T8">файла</text:span><text:span text:style-name="T8">, </text:span><text:span text:style-name="T8">и</text:span><text:span text:style-name="T8"> </text:span><text:span text:style-name="T8">права</text:span><text:span text:style-name="T8"> </text:span><text:span text:style-name="T8">ему</text:span><text:span text:style-name="T8"> </text:span><text:span text:style-name="T8">назначатся</text:span><text:span text:style-name="T8"> </text:span><text:span text:style-name="T8">согласно</text:span><text:span text:style-name="T8"> </text:span><text:span text:style-name="T8">текущей</text:span><text:span text:style-name="T8"> </text:span><text:span text:style-name="T8">umask</text:span><text:span text:style-name="T8">.</text:span></text:p>
      <text:p text:style-name="P11"/>
      <text:p text:style-name="P17">/etc/init.d/network shutdown while you are connected to a server via ssh</text:p>
      <text:p text:style-name="P15"><text:span text:style-name="T8">Ответ</text:span><text:span text:style-name="T8">: </text:span><text:span text:style-name="T8">Не</text:span><text:span text:style-name="T8"> </text:span><text:span text:style-name="T8">нашел</text:span><text:span text:style-name="T8"> </text:span><text:span text:style-name="T8">упоминания</text:span><text:span text:style-name="T8"> </text:span><text:span text:style-name="T8">о</text:span><text:span text:style-name="T8"> </text:span><text:span text:style-name="T8">параметре</text:span><text:span text:style-name="T8"> “</text:span><text:span text:style-name="T8">shutdown</text:span><text:span text:style-name="T8">”, </text:span><text:span text:style-name="T8">почти</text:span><text:span text:style-name="T8"> </text:span><text:span text:style-name="T8">везде</text:span><text:span text:style-name="T8"> </text:span><text:span text:style-name="T8">используется</text:span><text:span text:style-name="T8"> “</text:span><text:span text:style-name="T8">stop</text:span><text:span text:style-name="T8">”. <text:s/></text:span><text:span text:style-name="T8">Но</text:span><text:span text:style-name="T8"> </text:span><text:span text:style-name="T8">исходя</text:span><text:span text:style-name="T8"> </text:span><text:span text:style-name="T8">из</text:span><text:span text:style-name="T8"> </text:span><text:span text:style-name="T8">логики</text:span><text:span text:style-name="T8"> - </text:span><text:span text:style-name="T8">сеть</text:span><text:span text:style-name="T8"> </text:span><text:span text:style-name="T8">на</text:span><text:span text:style-name="T8"> </text:span><text:span text:style-name="T8">удаленном</text:span><text:span text:style-name="T8"> </text:span><text:span text:style-name="T8">сервере</text:span><text:span text:style-name="T8"> </text:span><text:span text:style-name="T8">отвалится</text:span><text:span text:style-name="T8"> </text:span><text:span text:style-name="T8">и</text:span><text:span text:style-name="T8"> </text:span><text:span text:style-name="T8">восстановить</text:span><text:span text:style-name="T8"> </text:span><text:span text:style-name="T8">ее</text:span><text:span text:style-name="T8"> </text:span><text:span text:style-name="T8">удаленно</text:span><text:span text:style-name="T8"> </text:span><text:span text:style-name="T8">не</text:span><text:span text:style-name="T8"> </text:span><text:span text:style-name="T8">получится</text:span><text:span text:style-name="T8">.</text:span></text:p>
      <text:p text:style-name="P6"/>
      <text:p text:style-name="P17"><text:span text:style-name="T16">Part</text:span><text:span text:style-name="T16"> 2 (</text:span><text:span text:style-name="T16">Short</text:span><text:span text:style-name="T16"> </text:span><text:span text:style-name="T16">Answer</text:span><text:span text:style-name="T16">) 12 </text:span><text:span text:style-name="T16">questions</text:span><text:span text:style-name="T16">, 2 </text:span><text:span text:style-name="T16">marks</text:span><text:span text:style-name="T16"> </text:span><text:span text:style-name="T16">each</text:span><text:span text:style-name="T16">, 24 </text:span><text:span text:style-name="T16">marks</text:span><text:span text:style-name="T16"> </text:span><text:span text:style-name="T16">total</text:span><text:span text:style-name="T16">.</text:span></text:p>
      <text:p text:style-name="P17">Suppose you have a server that runs instance of MySQL. The server is powercycled. Please describe some of the things that can happen to databases that were running under this instance of mysql.</text:p>
      <text:p text:style-name="P17">Есть сервер на котором есть интанция MySQL. Питание сервера отключено и сервер затем снова включен. Какие повреждения могут быть нанесены данным в базах которые были под этой инстанцией MySQL?</text:p>
      <text:p text:style-name="P22"><text:span text:style-name="T8">Ответ</text:span><text:span text:style-name="T8">: </text:span><text:span text:style-name="T8">Могут</text:span><text:span text:style-name="T8"> </text:span><text:span text:style-name="T8">быть</text:span><text:span text:style-name="T8"> </text:span><text:span text:style-name="T8">повреждены</text:span><text:span text:style-name="T8"> </text:span><text:span text:style-name="T8">таблицы</text:span><text:span text:style-name="T8"> </text:span><text:span text:style-name="T8">типа</text:span><text:span text:style-name="T8"> </text:span><text:span text:style-name="T8">MyISAM</text:span><text:span text:style-name="T8">.</text:span></text:p>
      <text:p text:style-name="P17"/>
      <text:p text:style-name="P17">You are accessing instance of mysql server but only doing “Select” statements. How can you deteriorate server performance by issuing one or more “select” statements to it? Assume that it has a database that has both large and small tables.</text:p>
      <text:p text:style-name="P17">Вы работаете с mysql сервером но вы только используете комманды “Select”. Как можно ухудшить работоспособность сервера посылая туда 1ну или несколько таких комманд? (предположите что в базе есть таблицы с разным кол-ством данных и разными структурами таблиц)</text:p>
      <text:p text:style-name="P6"><text:span text:style-name="T8">Ответ</text:span><text:span text:style-name="T8">: </text:span></text:p>
      <text:p text:style-name="P10"><text:span text:style-name="T8">1) <text:s/></text:span><text:span text:style-name="T8">не</text:span><text:span text:style-name="T8"> </text:span><text:span text:style-name="T8">указывая</text:span><text:span text:style-name="T8"> </text:span><text:span text:style-name="T8">limit</text:span></text:p>
      <text:p text:style-name="P10"><text:span text:style-name="T8">2) </text:span><text:span text:style-name="T8">делать</text:span><text:span text:style-name="T8"> </text:span><text:span text:style-name="T8">выборку</text:span><text:span text:style-name="T8"> </text:span><text:span text:style-name="T8">по</text:span><text:span text:style-name="T8"> </text:span><text:span text:style-name="T8">полю</text:span><text:span text:style-name="T8"> </text:span><text:span text:style-name="T8">которое</text:span><text:span text:style-name="T8"> </text:span><text:span text:style-name="T8">непроиндексированы</text:span></text:p>
      <text:p text:style-name="P10"><text:span text:style-name="T8">3) </text:span><text:span text:style-name="T8">выбирать</text:span><text:span text:style-name="T8"> </text:span><text:span text:style-name="T8">все</text:span><text:span text:style-name="T8"> </text:span><text:span text:style-name="T8">поля</text:span><text:span text:style-name="T8"> (</text:span><text:span text:style-name="T8">select</text:span><text:span text:style-name="T8"> * </text:span><text:span text:style-name="T8">from</text:span><text:span text:style-name="T8"> ...)</text:span></text:p>
      <text:p text:style-name="P10"><text:soft-page-break/><text:span text:style-name="T8">3) </text:span><text:span text:style-name="T8">делать</text:span><text:span text:style-name="T8"> </text:span><text:span text:style-name="T8">много</text:span><text:span text:style-name="T8"> </text:span><text:span text:style-name="T8">вложенных</text:span><text:span text:style-name="T8"> </text:span><text:span text:style-name="T8">select</text:span><text:span text:style-name="T8">-</text:span><text:span text:style-name="T8">ов</text:span></text:p>
      <text:p text:style-name="P10"><text:span text:style-name="T8">4) </text:span><text:span text:style-name="T8">осознано</text:span><text:span text:style-name="T8"> </text:span><text:span text:style-name="T8">использовать</text:span><text:span text:style-name="T8"> </text:span><text:span text:style-name="T8">IGNORE</text:span><text:span text:style-name="T8"> </text:span><text:span text:style-name="T8">INDEX</text:span><text:span text:style-name="T8">.</text:span></text:p>
      <text:p text:style-name="P16"><text:span text:style-name="T8">5) </text:span><text:span text:style-name="T8">написано</text:span><text:span text:style-name="T8"> </text:span><text:span text:style-name="T8">про</text:span><text:span text:style-name="T8"> </text:span><text:span text:style-name="T8">разные</text:span><text:span text:style-name="T8"> </text:span><text:span text:style-name="T8">структуры</text:span><text:span text:style-name="T8"> </text:span><text:span text:style-name="T8">данных</text:span><text:span text:style-name="T8">, </text:span><text:span text:style-name="T8">значит</text:span><text:span text:style-name="T8"> </text:span><text:span text:style-name="T8">можно</text:span><text:span text:style-name="T8"> </text:span><text:span text:style-name="T8">зафигачить</text:span><text:span text:style-name="T8"> </text:span><text:span text:style-name="T8">left</text:span><text:span text:style-name="T8"> </text:span><text:span text:style-name="T8">join</text:span><text:span text:style-name="T8"> </text:span><text:span text:style-name="T8">и</text:span><text:span text:style-name="T8"> </text:span><text:span text:style-name="T8">будет</text:span><text:span text:style-name="T8"> </text:span><text:span text:style-name="T8">куча</text:span><text:span text:style-name="T8"> </text:span><text:span text:style-name="T8">ненужных</text:span><text:span text:style-name="T8"> </text:span><text:span text:style-name="T8">полей</text:span><text:span text:style-name="T8"> </text:span></text:p>
      <text:p text:style-name="P17"/>
      <text:p text:style-name="P17">You are working with an instance of mysql server and updating data in tables without using primary key as identifier. Instead you are using a number of attributes and parameters that uniquely identify those records that you need (at least you truly believe so but you could be mistaken). You have to issue an update statement that can affect multiple records within table. What queries will you issue in order to perform your update with least possible risk for record corruption in case you are wrong. (you can use any technique within mysql, including creation of temporary tables).</text:p>
      <text:p text:style-name="P17">Вы работаете с mysql сервером и меняете данные в таблицах не используя главный ключ (он вам неизвестен\ненужен). Вместо этого вы используете комбинацию аттрибутов которая может определить те записи что вам нужны (по крайней мере вы так уверены но вы можете ошибаться). Вам нужно изменить данные в множестве записей. Какие комманды сделают это с минимальных риском потери информации и порчи даных в случае если вы не правы (можно использовать любые методы в mysql включая создание временных таблиц)</text:p>
      <text:p text:style-name="P17"><text:span text:style-name="T8">Ответ</text:span><text:span text:style-name="T8">: </text:span><text:span text:style-name="T8">можно</text:span><text:span text:style-name="T8"> </text:span><text:span text:style-name="T8">SELECT</text:span><text:span text:style-name="T8">(-</text:span><text:span text:style-name="T8">ом</text:span><text:span text:style-name="T8">) </text:span><text:span text:style-name="T8">сделать</text:span><text:span text:style-name="T8"> </text:span><text:span text:style-name="T8">выборку</text:span><text:span text:style-name="T8"> </text:span><text:span text:style-name="T8">по</text:span><text:span text:style-name="T8"> </text:span><text:span text:style-name="T8">этим</text:span><text:span text:style-name="T8"> </text:span><text:span text:style-name="T8">атрибутам</text:span><text:span text:style-name="T8"> </text:span><text:span text:style-name="T8">и</text:span><text:span text:style-name="T8"> </text:span><text:span text:style-name="T8">так</text:span><text:span text:style-name="T8"> </text:span><text:span text:style-name="T8">мы</text:span><text:span text:style-name="T8"> </text:span><text:span text:style-name="T8">узнаем</text:span><text:span text:style-name="T8"> </text:span><text:span text:style-name="T8">что</text:span><text:span text:style-name="T8"> </text:span><text:span text:style-name="T8">мы</text:span><text:span text:style-name="T8"> </text:span><text:span text:style-name="T8">точно</text:span><text:span text:style-name="T8"> </text:span><text:span text:style-name="T8">изменим</text:span><text:span text:style-name="T8"> </text:span><text:span text:style-name="T8">то</text:span><text:span text:style-name="T8"> </text:span><text:span text:style-name="T8">что</text:span><text:span text:style-name="T8"> </text:span><text:span text:style-name="T8">нам</text:span><text:span text:style-name="T8"> </text:span><text:span text:style-name="T8">надо</text:span><text:span text:style-name="T8">, </text:span><text:span text:style-name="T8">или</text:span><text:span text:style-name="T8"> </text:span><text:span text:style-name="T8">узнать</text:span><text:span text:style-name="T8"> </text:span><text:span text:style-name="T8">их</text:span><text:span text:style-name="T8"> </text:span><text:span text:style-name="T8">количество</text:span><text:span text:style-name="T8">, </text:span><text:span text:style-name="T8">и</text:span><text:span text:style-name="T8"> </text:span><text:span text:style-name="T8">потом</text:span><text:span text:style-name="T8"> </text:span><text:span text:style-name="T8">при</text:span><text:span text:style-name="T8"> </text:span><text:span text:style-name="T8">изменении</text:span><text:span text:style-name="T8"> </text:span><text:span text:style-name="T8">полей</text:span><text:span text:style-name="T8"> </text:span><text:span text:style-name="T8">указать</text:span><text:span text:style-name="T8"> </text:span><text:span text:style-name="T8">limit</text:span><text:span text:style-name="T8"> </text:span><text:span text:style-name="T8">полученный</text:span><text:span text:style-name="T8"> </text:span><text:span text:style-name="T8">с</text:span><text:span text:style-name="T8"> </text:span><text:span text:style-name="T8">выборки</text:span><text:span text:style-name="T8">.</text:span></text:p>
      <text:p text:style-name="P22"/>
      <text:p text:style-name="P17"/>
      <text:p text:style-name="P17">List some of the ways you can identify that server is under heavy load\does not have any resources available. How can you determine what is using up the resources?</text:p>
      <text:p text:style-name="P17">Как можно проверить когда линукс сервер под большой нагрузкой или у него нет свободных ресурсов. Как можно определить что использует эти ресурсы.</text:p>
      <text:p text:style-name="P15"><text:span text:style-name="T8">Ответ</text:span><text:span text:style-name="T8">: </text:span><text:span text:style-name="T8">top</text:span><text:span text:style-name="T8"> </text:span><text:span text:style-name="T8">и</text:span><text:span text:style-name="T8"> </text:span><text:span text:style-name="T8">ps</text:span><text:span text:style-name="T8"> -</text:span><text:span text:style-name="T8">aux</text:span></text:p>
      <text:p text:style-name="P6"/>
      <text:p text:style-name="P17">What type of database issues cannot be prevented by replication? What additional techniques can be used to effectively resolve these issues?</text:p>
      <text:p text:style-name="P17">Какие потенциальные проблемы с базой не могут быть предотвращены репликацией? Какими дополнительными методами эти проблемы могут быть предотвращены?</text:p>
      <text:p text:style-name="P22"><text:span text:style-name="T8">Ответ</text:span><text:span text:style-name="T8">: </text:span><text:span text:style-name="T8">Предотвращает</text:span><text:span text:style-name="T8"> </text:span><text:span text:style-name="T8">потерю</text:span><text:span text:style-name="T8"> </text:span><text:span text:style-name="T8">или</text:span><text:span text:style-name="T8"> </text:span><text:span text:style-name="T8">порчу</text:span><text:span text:style-name="T8"> </text:span><text:span text:style-name="T8">данных</text:span><text:span text:style-name="T8">, </text:span><text:span text:style-name="T8">по</text:span><text:span text:style-name="T8"> </text:span><text:span text:style-name="T8">средствам</text:span><text:span text:style-name="T8"> </text:span><text:span text:style-name="T8">дублирования</text:span><text:span text:style-name="T8">.</text:span></text:p>
      <text:p text:style-name="P17"><text:soft-page-break/></text:p>
      <text:p text:style-name="P17">How should the root user be used in remote access to the mysql server?</text:p>
      <text:p text:style-name="P17">Как должен использоватся рут в удаленном доступе к mysql server?</text:p>
      <text:p text:style-name="P17"><text:span text:style-name="T8">Ответ</text:span><text:span text:style-name="T8">: </text:span><text:span text:style-name="T8">Никак</text:span><text:span text:style-name="T8">. </text:span><text:span text:style-name="T8">На</text:span><text:span text:style-name="T8"> </text:span><text:span text:style-name="T8">удаленном</text:span><text:span text:style-name="T8"> </text:span><text:span text:style-name="T8">сервере</text:span><text:span text:style-name="T8"> </text:span><text:span text:style-name="T8">должна</text:span><text:span text:style-name="T8"> </text:span><text:span text:style-name="T8">быть</text:span><text:span text:style-name="T8"> </text:span><text:span text:style-name="T8">доступна</text:span><text:span text:style-name="T8"> </text:span><text:span text:style-name="T8">специальная</text:span><text:span text:style-name="T8"> </text:span><text:span text:style-name="T8">учетная</text:span><text:span text:style-name="T8"> </text:span><text:span text:style-name="T8">запись</text:span><text:span text:style-name="T8"> </text:span><text:span text:style-name="T8">с</text:span><text:span text:style-name="T8"> </text:span><text:span text:style-name="T8">ограниченными</text:span><text:span text:style-name="T8"> </text:span><text:span text:style-name="T8">правами</text:span><text:span text:style-name="T8">.</text:span></text:p>
      <text:p text:style-name="P15"><text:span text:style-name="T10">Ответ</text:span><text:span text:style-name="T10"> 2: </text:span><text:span text:style-name="T10">рут</text:span><text:span text:style-name="T10"> </text:span><text:span text:style-name="T10">должен</text:span><text:span text:style-name="T10"> </text:span><text:span text:style-name="T10">использоваться</text:span><text:span text:style-name="T10"> </text:span><text:span text:style-name="T10">только</text:span><text:span text:style-name="T10"> </text:span><text:span text:style-name="T10">для</text:span><text:span text:style-name="T10"> </text:span><text:span text:style-name="T10">создания</text:span><text:span text:style-name="T10">/</text:span><text:span text:style-name="T10">модифицирования</text:span><text:span text:style-name="T10"> </text:span><text:span text:style-name="T10">структуры</text:span><text:span text:style-name="T10"> </text:span><text:span text:style-name="T10">баз</text:span><text:span text:style-name="T10"> </text:span><text:span text:style-name="T10">данных</text:span><text:span text:style-name="T10">, </text:span><text:span text:style-name="T10">создания</text:span><text:span text:style-name="T10"> </text:span><text:span text:style-name="T10">учетных</text:span><text:span text:style-name="T10"> </text:span><text:span text:style-name="T10">записей</text:span><text:span text:style-name="T10"> </text:span><text:span text:style-name="T10">пользователей</text:span><text:span text:style-name="T10">, </text:span><text:span text:style-name="T10">удаленный</text:span><text:span text:style-name="T10"> </text:span><text:span text:style-name="T10">доступ</text:span><text:span text:style-name="T10"> </text:span><text:span text:style-name="T10">не</text:span><text:span text:style-name="T10"> </text:span><text:span text:style-name="T10">желателен</text:span><text:span text:style-name="T10">, </text:span><text:span text:style-name="T10">а</text:span><text:span text:style-name="T10"> </text:span><text:span text:style-name="T10">просто</text:span><text:span text:style-name="T10"> </text:span><text:span text:style-name="T10">для</text:span><text:span text:style-name="T10"> </text:span><text:span text:style-name="T10">работа</text:span><text:span text:style-name="T10"> </text:span><text:span text:style-name="T10">с</text:span><text:span text:style-name="T10"> </text:span><text:span text:style-name="T10">базой</text:span><text:span text:style-name="T10"> </text:span><text:span text:style-name="T10">на</text:span><text:span text:style-name="T10"> </text:span><text:span text:style-name="T10">удаленном</text:span><text:span text:style-name="T10"> </text:span><text:span text:style-name="T10">сервере</text:span><text:span text:style-name="T10"> </text:span><text:span text:style-name="T10">должна</text:span><text:span text:style-name="T10"> </text:span><text:span text:style-name="T10">быть</text:span><text:span text:style-name="T10"> </text:span><text:span text:style-name="T10">доступна</text:span><text:span text:style-name="T10"> </text:span><text:span text:style-name="T10">специальная</text:span><text:span text:style-name="T10"> </text:span><text:span text:style-name="T10">учетная</text:span><text:span text:style-name="T10"> </text:span><text:span text:style-name="T10">запись</text:span><text:span text:style-name="T10"> </text:span><text:span text:style-name="T10">с</text:span><text:span text:style-name="T10"> </text:span><text:span text:style-name="T10">ограниченными</text:span><text:span text:style-name="T10"> </text:span><text:span text:style-name="T10">правами</text:span><text:span text:style-name="T10">.</text:span></text:p>
      <text:p text:style-name="P17"/>
      <text:p text:style-name="P17">List all ways that you know to install program on the linux system and their short description</text:p>
      <text:p text:style-name="P6">Напишите все способы которые вы знаете как установить программу на линукс сервер</text:p>
      <text:p text:style-name="P17"><text:span text:style-name="T8">Ответ</text:span><text:span text:style-name="T8">: <text:s/></text:span><text:span text:style-name="T8">Через</text:span><text:span text:style-name="T8"> </text:span><text:span text:style-name="T8">менеджер</text:span><text:span text:style-name="T8"> </text:span><text:span text:style-name="T8">приложений</text:span><text:span text:style-name="T8"> </text:span><text:span text:style-name="T8">вроде</text:span><text:span text:style-name="T8"> </text:span><text:span text:style-name="T8">Synaptic</text:span><text:span text:style-name="T8">, </text:span><text:span text:style-name="T8">или</text:span><text:span text:style-name="T8"> </text:span><text:span text:style-name="T8">центр</text:span><text:span text:style-name="T8"> </text:span><text:span text:style-name="T8">приложений</text:span><text:span text:style-name="T8">, </text:span><text:span text:style-name="T8">или</text:span><text:span text:style-name="T8"> </text:span><text:span text:style-name="T8">при</text:span><text:span text:style-name="T8"> </text:span><text:span text:style-name="T8">помощи</text:span><text:span text:style-name="T8"> </text:span><text:span text:style-name="T8">консоли</text:span><text:span text:style-name="T8">:</text:span></text:p>
      <text:list xml:id="list1987949263" text:style-name="LS3">
        <text:list-item>
          <text:p text:style-name="P26"><text:span text:style-name="T8">для</text:span><text:span text:style-name="T8"> </text:span><text:span text:style-name="T8">Gentoo</text:span><text:span text:style-name="T8">: </text:span><text:span text:style-name="T8">emerge</text:span><text:span text:style-name="T8"> </text:span><text:span text:style-name="T8">название</text:span><text:span text:style-name="T8">_</text:span><text:span text:style-name="T8">программы</text:span></text:p>
        </text:list-item>
        <text:list-item>
          <text:p text:style-name="P26"><text:span text:style-name="T8">для</text:span><text:span text:style-name="T8"> </text:span><text:span text:style-name="T8">Debian</text:span><text:span text:style-name="T8">/</text:span><text:span text:style-name="T8">Ubuntu</text:span><text:span text:style-name="T8">/</text:span><text:span text:style-name="T8">Mepis</text:span><text:span text:style-name="T8">: </text:span><text:span text:style-name="T8">apt</text:span><text:span text:style-name="T8">-</text:span><text:span text:style-name="T8">get</text:span><text:span text:style-name="T8"> </text:span><text:span text:style-name="T8">install</text:span><text:span text:style-name="T8"> </text:span><text:span text:style-name="T8">название</text:span><text:span text:style-name="T8">_</text:span><text:span text:style-name="T8">программы</text:span></text:p>
        </text:list-item>
        <text:list-item>
          <text:p text:style-name="P26"><text:span text:style-name="T8">Debian</text:span><text:span text:style-name="T8"> (.</text:span><text:span text:style-name="T8">deb</text:span><text:span text:style-name="T8"> </text:span><text:span text:style-name="T8">пакеты</text:span><text:span text:style-name="T8">): </text:span><text:span text:style-name="T11">dpkg</text:span><text:span text:style-name="T11"> -</text:span><text:span text:style-name="T11">i</text:span><text:span text:style-name="T11"> </text:span><text:span text:style-name="T11">debFileName</text:span></text:p>
        </text:list-item>
        <text:list-item>
          <text:p text:style-name="P26"><text:span text:style-name="T8">Red</text:span><text:span text:style-name="T8"> </text:span><text:span text:style-name="T8">Hat</text:span><text:span text:style-name="T8">: </text:span><text:span text:style-name="T8">rpm</text:span></text:p>
        </text:list-item>
        <text:list-item>
          <text:p text:style-name="P26"><text:span text:style-name="T8">для</text:span><text:span text:style-name="T8"> </text:span><text:span text:style-name="T8">Fedora</text:span><text:span text:style-name="T8">/</text:span><text:span text:style-name="T8">RHEL</text:span><text:span text:style-name="T8">/</text:span><text:span text:style-name="T8">openSUSE</text:span><text:span text:style-name="T8">: </text:span><text:span text:style-name="T8">yum</text:span><text:span text:style-name="T8"> </text:span><text:span text:style-name="T8">install</text:span><text:span text:style-name="T8"> </text:span><text:span text:style-name="T8">название</text:span><text:span text:style-name="T8">_</text:span><text:span text:style-name="T8">программы</text:span></text:p>
        </text:list-item>
        <text:list-item>
          <text:p text:style-name="P26"><text:span text:style-name="T8">для</text:span><text:span text:style-name="T8"> </text:span><text:span text:style-name="T8">Arch</text:span><text:span text:style-name="T8"> </text:span><text:span text:style-name="T8">Linux</text:span><text:span text:style-name="T8">: </text:span><text:span text:style-name="T8">pacman</text:span><text:span text:style-name="T8"> -</text:span><text:span text:style-name="T8">S</text:span><text:span text:style-name="T8"> </text:span><text:span text:style-name="T8">название</text:span><text:span text:style-name="T8"> </text:span><text:span text:style-name="T8">программы</text:span><text:span text:style-name="T8"> </text:span></text:p>
        </text:list-item>
        <text:list-item>
          <text:p text:style-name="P26"><text:span text:style-name="T8">запустив</text:span><text:span text:style-name="T8"> </text:span><text:span text:style-name="T8">файл</text:span><text:span text:style-name="T8"> </text:span><text:span text:style-name="T8">инсталляции</text:span><text:span text:style-name="T8"> </text:span><text:span text:style-name="T8">приложения</text:span></text:p>
        </text:list-item>
        <text:list-item>
          <text:p text:style-name="P26"><text:span text:style-name="T8">скачать</text:span><text:span text:style-name="T8"> </text:span><text:span text:style-name="T8">исходники</text:span><text:span text:style-name="T8"> </text:span><text:span text:style-name="T8">и</text:span><text:span text:style-name="T8"> </text:span><text:span text:style-name="T8">скомпилировать</text:span></text:p>
        </text:list-item>
      </text:list>
      <text:p text:style-name="P22">http://en.wikipedia.org/wiki/List_of_software_package_management_systems</text:p>
      <text:p text:style-name="P17"/>
      <text:p text:style-name="P17">How do you change default permissions for file creation from 0077 to 0022?</text:p>
      <text:p text:style-name="P17">Как поменять разрешения по умолчанию для создания файлов с 0077 на 0022?</text:p>
      <text:p text:style-name="P15"><text:span text:style-name="T8">Ответ</text:span><text:span text:style-name="T8">: </text:span><text:span text:style-name="T8">umask</text:span><text:span text:style-name="T8"> 0022</text:span></text:p>
      <text:p text:style-name="P17"/>
      <text:p text:style-name="P17">What are the possible reasons why an instance of an application would start running multiple instances of itself?</text:p>
      <text:p text:style-name="P17">Какие возможные причины того что инстанция приложения может начать делать другие инстанции себя?</text:p>
      <text:p text:style-name="P17"><text:span text:style-name="T8">Ответ</text:span><text:span text:style-name="T8">: </text:span><text:span text:style-name="T8">Если</text:span><text:span text:style-name="T8"> </text:span><text:span text:style-name="T8">этого</text:span><text:span text:style-name="T8"> </text:span><text:span text:style-name="T8">требует</text:span><text:span text:style-name="T8"> </text:span><text:span text:style-name="T8">логика</text:span><text:span text:style-name="T8"> </text:span><text:span text:style-name="T8">приложения</text:span><text:span text:style-name="T8">, </text:span><text:span text:style-name="T8">если</text:span><text:span text:style-name="T8"> </text:span><text:span text:style-name="T8">есть</text:span><text:span text:style-name="T8"> </text:span><text:span text:style-name="T8">необходимость</text:span><text:span text:style-name="T8"> </text:span><text:span text:style-name="T8">создать</text:span><text:span text:style-name="T8"> </text:span><text:span text:style-name="T8">дочерний</text:span><text:span text:style-name="T8"> </text:span><text:span text:style-name="T8">процесс</text:span><text:span text:style-name="T8"> </text:span><text:span text:style-name="T8">для</text:span><text:span text:style-name="T8"> </text:span><text:span text:style-name="T8">обработки</text:span><text:span text:style-name="T8"> </text:span><text:span text:style-name="T8">какой</text:span><text:span text:style-name="T8">-</text:span><text:span text:style-name="T8">то</text:span><text:span text:style-name="T8"> </text:span><text:span text:style-name="T8">задачи</text:span><text:span text:style-name="T8">. </text:span><text:span text:style-name="T8">Например</text:span><text:span text:style-name="T8"> </text:span><text:span text:style-name="T8">работа</text:span><text:span text:style-name="T8"> </text:span><text:span text:style-name="T8">демонов</text:span><text:span text:style-name="T8">.</text:span></text:p>
      <text:p text:style-name="P22"><text:soft-page-break/><text:span text:style-name="T8">Ответ</text:span><text:span text:style-name="T8">2: </text:span><text:span text:style-name="T8">Для</text:span><text:span text:style-name="T8"> </text:span><text:span text:style-name="T8">реализации</text:span><text:span text:style-name="T8"> </text:span><text:span text:style-name="T8">многозадачности</text:span><text:span text:style-name="T8"> (</text:span><text:span text:style-name="T8">Дополнение</text:span><text:span text:style-name="T8">: </text:span><text:a xlink:type="simple" xlink:href="http://www.linfo.org/instance.html"><text:span text:style-name="T21">http</text:span></text:a><text:a xlink:type="simple" xlink:href="http://www.linfo.org/instance.html"><text:span text:style-name="T21">://</text:span></text:a><text:a xlink:type="simple" xlink:href="http://www.linfo.org/instance.html"><text:span text:style-name="T21">www</text:span></text:a><text:a xlink:type="simple" xlink:href="http://www.linfo.org/instance.html"><text:span text:style-name="T21">.</text:span></text:a><text:a xlink:type="simple" xlink:href="http://www.linfo.org/instance.html"><text:span text:style-name="T21">linfo</text:span></text:a><text:a xlink:type="simple" xlink:href="http://www.linfo.org/instance.html"><text:span text:style-name="T21">.</text:span></text:a><text:a xlink:type="simple" xlink:href="http://www.linfo.org/instance.html"><text:span text:style-name="T21">org</text:span></text:a><text:a xlink:type="simple" xlink:href="http://www.linfo.org/instance.html"><text:span text:style-name="T21">/</text:span></text:a><text:a xlink:type="simple" xlink:href="http://www.linfo.org/instance.html"><text:span text:style-name="T21">instance</text:span></text:a><text:a xlink:type="simple" xlink:href="http://www.linfo.org/instance.html"><text:span text:style-name="T21">.</text:span></text:a><text:a xlink:type="simple" xlink:href="http://www.linfo.org/instance.html"><text:span text:style-name="T21">html</text:span></text:a><text:span text:style-name="T8">)</text:span></text:p>
      <text:p text:style-name="P20"/>
      <text:p text:style-name="P17">Describe concepts of shared library, dynamic library and static library</text:p>
      <text:p text:style-name="P6">Опишите принципы общих, динамических и статических библиотек.</text:p>
      <text:p text:style-name="P6"><text:span text:style-name="T8">Ответ</text:span><text:span text:style-name="T8">: </text:span><text:span text:style-name="T8">динамические</text:span><text:span text:style-name="T8"> </text:span><text:span text:style-name="T8">библиотеки</text:span><text:span text:style-name="T8"> </text:span><text:span text:style-name="T8">подгружаются</text:span><text:span text:style-name="T8"> </text:span><text:span text:style-name="T8">по</text:span><text:span text:style-name="T8"> </text:span><text:span text:style-name="T8">мере</text:span><text:span text:style-name="T8"> </text:span><text:span text:style-name="T8">необходимости</text:span><text:span text:style-name="T8"> </text:span><text:span text:style-name="T8">по</text:span><text:span text:style-name="T8"> </text:span><text:span text:style-name="T8">требованию</text:span><text:span text:style-name="T8"> </text:span><text:span text:style-name="T8">программы</text:span><text:span text:style-name="T8"> </text:span><text:span text:style-name="T8">и</text:span><text:span text:style-name="T8"> </text:span><text:span text:style-name="T8">могут</text:span><text:span text:style-name="T8"> </text:span><text:span text:style-name="T8">быть</text:span><text:span text:style-name="T8"> </text:span><text:span text:style-name="T8">использованы</text:span><text:span text:style-name="T8"> </text:span><text:span text:style-name="T8">разными</text:span><text:span text:style-name="T8"> </text:span><text:span text:style-name="T8">приложениями</text:span><text:span text:style-name="T8"> (</text:span><text:span text:style-name="T8">shared</text:span><text:span text:style-name="T8"> </text:span><text:span text:style-name="T8">libraries</text:span><text:span text:style-name="T8">). </text:span><text:span text:style-name="T8">Статические</text:span><text:span text:style-name="T8"> </text:span><text:span text:style-name="T8">библиотеки</text:span><text:span text:style-name="T8"> </text:span><text:span text:style-name="T8">включаются</text:span><text:span text:style-name="T8"> </text:span><text:span text:style-name="T8">в</text:span><text:span text:style-name="T8"> </text:span><text:span text:style-name="T8">программу</text:span><text:span text:style-name="T8"> </text:span><text:span text:style-name="T8">в</text:span><text:span text:style-name="T8"> </text:span><text:span text:style-name="T8">момент</text:span><text:span text:style-name="T8"> </text:span><text:span text:style-name="T8">написания</text:span><text:span text:style-name="T8"> (</text:span><text:span text:style-name="T8">или</text:span><text:span text:style-name="T8"> </text:span><text:span text:style-name="T8">компилирования</text:span><text:span text:style-name="T8">), </text:span><text:span text:style-name="T8">в</text:span><text:span text:style-name="T8"> </text:span><text:span text:style-name="T8">результате</text:span><text:span text:style-name="T8"> </text:span><text:span text:style-name="T8">программа</text:span><text:span text:style-name="T8"> </text:span><text:span text:style-name="T8">может</text:span><text:span text:style-name="T8"> </text:span><text:span text:style-name="T8">работать</text:span><text:span text:style-name="T8"> </text:span><text:span text:style-name="T8">автономно</text:span><text:span text:style-name="T8">.</text:span></text:p>
      <text:p text:style-name="P15"><text:a xlink:type="simple" xlink:href="http://ru.wikipedia.org/wiki/Библиотека_%28программирование%29"><text:span text:style-name="T18">Описание</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статических</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и</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динамический</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библиотек</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на</text:span></text:a><text:a xlink:type="simple" xlink:href="http://ru.wikipedia.org/wiki/Библиотека_%28программирование%29"><text:span text:style-name="T18"> </text:span></text:a><text:a xlink:type="simple" xlink:href="http://ru.wikipedia.org/wiki/Библиотека_%28программирование%29"><text:span text:style-name="T18">Википедии</text:span></text:a></text:p>
      <text:p text:style-name="P17"/>
      <text:p text:style-name="P17">Under what conditions mysql might use more memory? Under what case mysql might use more CPU power than usual? What other resources from system perspective mysql can be using?</text:p>
      <text:p text:style-name="P17">В каких случаях mysql может затребовать больше памяти? В каких случаях mysql может затребовать больше ресурса ЦП? Какие еще ресурсы, с системного взгляда на вещи может затребовать mysql?</text:p>
      <text:p text:style-name="P6"><text:span text:style-name="T8">Ответ</text:span><text:span text:style-name="T8">: </text:span></text:p>
      <text:p text:style-name="P6"><text:span text:style-name="T8">1) </text:span><text:span text:style-name="T8">делать</text:span><text:span text:style-name="T8"> </text:span><text:span text:style-name="T8">выборку</text:span><text:span text:style-name="T8"> </text:span><text:span text:style-name="T8">по</text:span><text:span text:style-name="T8"> </text:span><text:span text:style-name="T8">полю</text:span><text:span text:style-name="T8"> </text:span><text:span text:style-name="T8">которое</text:span><text:span text:style-name="T8"> </text:span><text:span text:style-name="T8">непроиндексированы</text:span><text:span text:style-name="T8">, </text:span><text:span text:style-name="T8">или</text:span><text:span text:style-name="T8"> </text:span><text:span text:style-name="T8">с</text:span><text:span text:style-name="T8"> </text:span><text:span text:style-name="T8">IGNORE</text:span><text:span text:style-name="T8"> </text:span><text:span text:style-name="T8">INDEX</text:span></text:p>
      <text:p text:style-name="P6"><text:span text:style-name="T8">2) </text:span><text:span text:style-name="T8">индексация</text:span><text:span text:style-name="T8"> </text:span><text:span text:style-name="T8">столбца</text:span><text:span text:style-name="T8"> </text:span><text:span text:style-name="T8">в</text:span><text:span text:style-name="T8"> </text:span><text:span text:style-name="T8">большой</text:span><text:span text:style-name="T8"> </text:span><text:span text:style-name="T8">таблице</text:span></text:p>
      <text:p text:style-name="P6"><text:span text:style-name="T8">3) </text:span><text:span text:style-name="T8">не</text:span><text:span text:style-name="T8"> </text:span><text:span text:style-name="T8">используя</text:span><text:span text:style-name="T8"> </text:span><text:span text:style-name="T8">при</text:span><text:span text:style-name="T8"> </text:span><text:span text:style-name="T8">выборке</text:span><text:span text:style-name="T8"> </text:span><text:span text:style-name="T8">limit</text:span></text:p>
      <text:p text:style-name="P23"><text:bookmark text:name="id.9lli8x2f0xh6"/><text:span text:style-name="T22">Таблица</text:span><text:span text:style-name="T22"> </text:span><text:span text:style-name="T22">прав</text:span><text:span text:style-name="T22"> </text:span><text:span text:style-name="T22">для</text:span><text:span text:style-name="T22"> </text:span><text:span text:style-name="T22">выполнения</text:span><text:span text:style-name="T22"> </text:span><text:span text:style-name="T22">команд</text:span><text:span text:style-name="T22">:</text:span></text:p>
      <text:p text:style-name="P17"/>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column table:style-name="Таблица2.I"/>
        <table:table-column table:style-name="Таблица2.A"/>
        <table:table-column table:style-name="Таблица2.G"/>
        <table:table-row>
          <table:table-cell table:style-name="Таблица2.A1" office:value-type="string">
            <text:p text:style-name="P6"><text:span text:style-name="T6">test</text:span><text:span text:style-name="T6"> </text:span><text:span text:style-name="T6">dir</text:span><text:span text:style-name="T6"> </text:span><text:span text:style-name="T6">perms</text:span></text:p>
          </table:table-cell>
          <table:table-cell table:style-name="Таблица2.A1" office:value-type="string">
            <text:p text:style-name="P6"><text:span text:style-name="T6">ls</text:span><text:span text:style-name="T6"> </text:span><text:span text:style-name="T6">test</text:span></text:p>
          </table:table-cell>
          <table:table-cell table:style-name="Таблица2.A1" office:value-type="string">
            <text:p text:style-name="P6"><text:span text:style-name="T6">ls</text:span><text:span text:style-name="T6"> -</text:span><text:span text:style-name="T6">l</text:span><text:span text:style-name="T6"> </text:span><text:span text:style-name="T6">test</text:span></text:p>
          </table:table-cell>
          <table:table-cell table:style-name="Таблица2.A1" office:value-type="string">
            <text:p text:style-name="P6"><text:span text:style-name="T6">cd</text:span><text:span text:style-name="T6"> </text:span><text:span text:style-name="T6">test</text:span></text:p>
          </table:table-cell>
          <table:table-cell table:style-name="Таблица2.A1" office:value-type="string">
            <text:p text:style-name="P6"><text:span text:style-name="T6">mv</text:span><text:span text:style-name="T6"> </text:span><text:span text:style-name="T6">file</text:span><text:span text:style-name="T6"> </text:span><text:span text:style-name="T6">test</text:span><text:span text:style-name="T6">/</text:span><text:span text:style-name="T6">file</text:span><text:span text:style-name="T6">2</text:span></text:p>
          </table:table-cell>
          <table:table-cell table:style-name="Таблица2.A1" office:value-type="string">
            <text:p text:style-name="P6"><text:span text:style-name="T6">mv</text:span><text:span text:style-name="T6"> </text:span><text:span text:style-name="T6">test</text:span><text:span text:style-name="T6">/</text:span><text:span text:style-name="T6">file</text:span><text:span text:style-name="T6"> </text:span><text:span text:style-name="T6">file</text:span><text:span text:style-name="T6">2</text:span></text:p>
          </table:table-cell>
          <table:table-cell table:style-name="Таблица2.A1" office:value-type="string">
            <text:p text:style-name="P6"><text:span text:style-name="T6">rm</text:span><text:span text:style-name="T6"> </text:span><text:span text:style-name="T6">test</text:span><text:span text:style-name="T6">/</text:span><text:span text:style-name="T6">file</text:span></text:p>
          </table:table-cell>
          <table:table-cell table:style-name="Таблица2.A1" office:value-type="string">
            <text:p text:style-name="P6"><text:span text:style-name="T6">cp</text:span><text:span text:style-name="T6"> </text:span><text:span text:style-name="T6">file</text:span><text:span text:style-name="T6"> </text:span><text:span text:style-name="T6">test</text:span><text:span text:style-name="T6">/</text:span><text:span text:style-name="T6">file</text:span><text:span text:style-name="T6">2</text:span></text:p>
          </table:table-cell>
          <table:table-cell table:style-name="Таблица2.A1" office:value-type="string">
            <text:p text:style-name="P6"><text:span text:style-name="T6">cp</text:span><text:span text:style-name="T6"> </text:span><text:span text:style-name="T6">test</text:span><text:span text:style-name="T6">/</text:span><text:span text:style-name="T6">file</text:span><text:span text:style-name="T6"> </text:span><text:span text:style-name="T6">file</text:span><text:span text:style-name="T6">2</text:span></text:p>
          </table:table-cell>
          <table:table-cell table:style-name="Таблица2.A1" office:value-type="string">
            <text:p text:style-name="P6"><text:span text:style-name="T6">mkdir</text:span><text:span text:style-name="T6"> </text:span><text:span text:style-name="T6">test</text:span><text:span text:style-name="T6">/</text:span><text:span text:style-name="T6">dir</text:span></text:p>
          </table:table-cell>
          <table:table-cell table:style-name="Таблица2.A1" office:value-type="string">
            <text:p text:style-name="P6"><text:span text:style-name="T6">rmdir</text:span><text:span text:style-name="T6"> </text:span><text:span text:style-name="T6">test</text:span><text:span text:style-name="T6">/</text:span><text:span text:style-name="T6">dir</text:span></text:p>
          </table:table-cell>
        </table:table-row>
        <table:table-row>
          <table:table-cell table:style-name="Таблица2.A1" office:value-type="string">
            <text:p text:style-name="P6"><text:span text:style-name="T6">r</text:span><text:span text:style-name="T6"> - -</text:span></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row>
        <table:table-row>
          <table:table-cell table:style-name="Таблица2.A1" office:value-type="string">
            <text:p text:style-name="P6"><text:span text:style-name="T6">- </text:span><text:span text:style-name="T6">w</text:span><text:span text:style-name="T6"> -</text:span></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row>
        <table:table-row>
          <table:table-cell table:style-name="Таблица2.A1" office:value-type="string">
            <text:p text:style-name="P6"><text:span text:style-name="T6">- - </text:span><text:span text:style-name="T6">x</text:span></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row>
        <table:table-row>
          <table:table-cell table:style-name="Таблица2.A1" office:value-type="string">
            <text:p text:style-name="P6"><text:span text:style-name="T6">r</text:span><text:span text:style-name="T6"> </text:span><text:span text:style-name="T6">w</text:span><text:span text:style-name="T6"> -</text:span></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row>
        <table:table-row>
          <table:table-cell table:style-name="Таблица2.A1" office:value-type="string">
            <text:p text:style-name="P6"><text:span text:style-name="T6">r</text:span><text:span text:style-name="T6"> - </text:span><text:span text:style-name="T6">x</text:span></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B2" office:value-type="string">
            <text:p text:style-name="P29">+</text:p>
          </table:table-cell>
          <table:table-cell table:style-name="Таблица2.A1" office:value-type="string">
            <text:p text:style-name="P30">-</text:p>
          </table:table-cell>
          <table:table-cell table:style-name="Таблица2.A1" office:value-type="string">
            <text:p text:style-name="P30">-</text:p>
          </table:table-cell>
        </table:table-row>
        <table:table-row>
          <table:table-cell table:style-name="Таблица2.A1" office:value-type="string">
            <text:p text:style-name="P6"><text:span text:style-name="T6">- </text:span><text:span text:style-name="T6">w</text:span><text:span text:style-name="T6"> </text:span><text:span text:style-name="T6">x</text:span></text:p>
          </table:table-cell>
          <table:table-cell table:style-name="Таблица2.A1" office:value-type="string">
            <text:p text:style-name="P30">-</text:p>
          </table:table-cell>
          <table:table-cell table:style-name="Таблица2.A1" office:value-type="string">
            <text:p text:style-name="P30">-</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cell table:style-name="Таблица2.B2" office:value-type="string">
            <text:p text:style-name="P29">+</text:p>
          </table:table-cell>
        </table:table-row>
        <table:table-row>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cell table:style-name="Таблица2.A1" office:value-type="string">
            <text:p text:style-name="P12"/>
          </table:table-cell>
        </table:table-row>
        <table:table-row>
          <table:table-cell table:style-name="Таблица2.A1" office:value-type="string">
            <text:p text:style-name="P6"><office:annotation><dc:date>0000-00-00T00:00:00</dc:date><text:p text:style-name="P31"><text:span text:style-name="T6">это минимальные права для выполнения команды</text:span></text:p></office:annotation><text:span text:style-name="T6">=&gt;</text:span></text:p>
          </table:table-cell>
          <table:table-cell table:style-name="Таблица2.A1" office:value-type="string">
            <text:p text:style-name="P30">r</text:p>
          </table:table-cell>
          <table:table-cell table:style-name="Таблица2.A1" office:value-type="string">
            <text:p text:style-name="P6"><text:span text:style-name="T7">r</text:span><text:span text:style-name="T7">-</text:span><text:span text:style-name="T7">x</text:span></text:p>
          </table:table-cell>
          <table:table-cell table:style-name="Таблица2.A1" office:value-type="string">
            <text:p text:style-name="P30">x</text:p>
          </table:table-cell>
          <table:table-cell table:style-name="Таблица2.A1" office:value-type="string">
            <text:p text:style-name="P6"><text:span text:style-name="T7">-</text:span><text:span text:style-name="T7">wx</text:span></text:p>
          </table:table-cell>
          <table:table-cell table:style-name="Таблица2.A1" office:value-type="string">
            <text:p text:style-name="P6"><text:span text:style-name="T7">-</text:span><text:span text:style-name="T7">wx</text:span></text:p>
          </table:table-cell>
          <table:table-cell table:style-name="Таблица2.A1" office:value-type="string">
            <text:p text:style-name="P6"><text:span text:style-name="T7">-</text:span><text:span text:style-name="T7">wx</text:span></text:p>
          </table:table-cell>
          <table:table-cell table:style-name="Таблица2.A1" office:value-type="string">
            <text:p text:style-name="P6"><text:span text:style-name="T7">-</text:span><text:span text:style-name="T7">wx</text:span></text:p>
          </table:table-cell>
          <table:table-cell table:style-name="Таблица2.A1" office:value-type="string">
            <text:p text:style-name="P30">x</text:p>
          </table:table-cell>
          <table:table-cell table:style-name="Таблица2.A1" office:value-type="string">
            <text:p text:style-name="P6"><text:span text:style-name="T7">-</text:span><text:span text:style-name="T7">wx</text:span></text:p>
          </table:table-cell>
          <table:table-cell table:style-name="Таблица2.A1" office:value-type="string">
            <text:p text:style-name="P6"><text:span text:style-name="T7">-</text:span><text:span text:style-name="T7">wx</text:span></text:p>
          </table:table-cell>
        </table:table-row>
      </table:table>
      <text:p text:style-name="P17"/>
      <text:p text:style-name="P23"><text:bookmark text:name="id.hz20exabr4mk"/><text:span text:style-name="T23">Новый</text:span><text:span text:style-name="T23"> </text:span><text:span text:style-name="T23">тест</text:span><text:span text:style-name="T23">: (</text:span><text:span text:style-name="T23">приблизительные</text:span><text:span text:style-name="T23"> </text:span><text:span text:style-name="T23">вопросы</text:span><text:span text:style-name="T23">)</text:span></text:p>
      <text:p text:style-name="P17">1) Что произойдет при вызове данной команды (или для чего предназначена данная команда):</text:p>
      <text:p text:style-name="P17">cat</text:p>
      <text:p text:style-name="P17"><text:span text:style-name="T12">Ответ</text:span><text:span text:style-name="T12">:</text:span><text:span text:style-name="T8"> </text:span><text:span text:style-name="T8">утилита</text:span><text:span text:style-name="T8"> </text:span><text:span text:style-name="T8">UNIX</text:span><text:span text:style-name="T8">, </text:span><text:span text:style-name="T8">выводящая</text:span><text:span text:style-name="T8"> </text:span><text:span text:style-name="T8">последовательно</text:span><text:span text:style-name="T8"> </text:span><text:span text:style-name="T8">указанные</text:span><text:span text:style-name="T8"> </text:span><text:span text:style-name="T8">файлы</text:span><text:span text:style-name="T8"> (</text:span><text:span text:style-name="T8">или</text:span><text:span text:style-name="T8"> </text:span><text:span text:style-name="T8">устройства</text:span><text:span text:style-name="T8">), </text:span><text:span text:style-name="T8">таким</text:span><text:span text:style-name="T8"> </text:span><text:span text:style-name="T8">образом</text:span><text:span text:style-name="T8">, </text:span><text:span text:style-name="T8">объединяя</text:span><text:span text:style-name="T8"> </text:span><text:span text:style-name="T8">их</text:span><text:span text:style-name="T8"> </text:span><text:span text:style-name="T8">в</text:span><text:span text:style-name="T8"> </text:span><text:span text:style-name="T8">единый</text:span><text:span text:style-name="T8"> </text:span><text:span text:style-name="T8">поток</text:span><text:span text:style-name="T8">.</text:span></text:p>
      <text:p text:style-name="P15"><text:span text:style-name="T12">Ответ</text:span><text:span text:style-name="T12">2:</text:span><text:span text:style-name="T8"> </text:span><text:span text:style-name="T8">вывести</text:span><text:span text:style-name="T8"> </text:span><text:span text:style-name="T8">файлы</text:span><text:span text:style-name="T8">-</text:span><text:span text:style-name="T8">аргументы</text:span><text:span text:style-name="T8"> </text:span><text:span text:style-name="T8">на</text:span><text:span text:style-name="T8"> </text:span><text:span text:style-name="T8">стандартный</text:span><text:span text:style-name="T8"> </text:span><text:span text:style-name="T8">вывод</text:span></text:p>
      <text:p text:style-name="P13"/>
      <text:p text:style-name="P6">locate</text:p>
      <text:p text:style-name="P17"><text:span text:style-name="T8">Ответ</text:span><text:span text:style-name="T8">: </text:span><text:span text:style-name="T8">Эта</text:span><text:span text:style-name="T8"> </text:span><text:span text:style-name="T8">команда</text:span><text:span text:style-name="T8"> </text:span><text:span text:style-name="T8">используется</text:span><text:span text:style-name="T8">, </text:span><text:span text:style-name="T8">чтобы</text:span><text:span text:style-name="T8"> </text:span><text:span text:style-name="T8">узнать</text:span><text:span text:style-name="T8"> </text:span><text:span text:style-name="T8">где</text:span><text:span text:style-name="T8"> </text:span><text:span text:style-name="T8">находится</text:span><text:span text:style-name="T8"> </text:span><text:span text:style-name="T8">файл</text:span><text:span text:style-name="T8">.</text:span></text:p>
      <text:p text:style-name="P22"><text:span text:style-name="T8">Ответ</text:span><text:span text:style-name="T8">2: </text:span><text:span text:style-name="T8">Команда</text:span><text:span text:style-name="T8"> </text:span><text:span text:style-name="T8">locate</text:span><text:span text:style-name="T8"> </text:span><text:span text:style-name="T8">выполняет</text:span><text:span text:style-name="T8"> </text:span><text:span text:style-name="T8">поиск</text:span><text:span text:style-name="T8"> </text:span><text:span text:style-name="T8">файлов</text:span><text:span text:style-name="T8"> </text:span><text:span text:style-name="T8">по</text:span><text:span text:style-name="T8"> </text:span><text:span text:style-name="T8">базе</text:span><text:span text:style-name="T8"> </text:span><text:span text:style-name="T8">данных</text:span><text:span text:style-name="T8">. </text:span></text:p>
      <text:p text:style-name="P17"/>
      <text:p text:style-name="P17">locate /etc/sh</text:p>
      <text:p text:style-name="P17"><text:span text:style-name="T8">Ответ</text:span><text:span text:style-name="T8">: </text:span><text:span text:style-name="T8">locate</text:span><text:span text:style-name="T8"> </text:span><text:span text:style-name="T8">выполняет</text:span><text:span text:style-name="T8"> </text:span><text:span text:style-name="T8">поиск</text:span><text:span text:style-name="T8"> </text:span><text:span text:style-name="T8">файла</text:span><text:span text:style-name="T8"> </text:span><text:span text:style-name="T8">по</text:span><text:span text:style-name="T8"> </text:span><text:span text:style-name="T8">имени</text:span><text:span text:style-name="T8">.</text:span></text:p>
      <text:p text:style-name="P22"><text:span text:style-name="T8">параметр</text:span><text:span text:style-name="T8"> /</text:span><text:span text:style-name="T8">etc</text:span><text:span text:style-name="T8">/</text:span><text:span text:style-name="T8">sh</text:span><text:span text:style-name="T8"> - </text:span><text:span text:style-name="T8">это</text:span><text:span text:style-name="T8"> </text:span><text:span text:style-name="T8">паттерн</text:span><text:span text:style-name="T8"> </text:span><text:span text:style-name="T8">поиска</text:span></text:p>
      <text:p text:style-name="P17"/>
      <text:p text:style-name="P17">rm -R /proc</text:p>
      <text:p text:style-name="P22"><text:span text:style-name="T8">Ответ</text:span><text:span text:style-name="T8">: </text:span><text:span text:style-name="T8">Содержимое</text:span><text:span text:style-name="T8"> </text:span><text:span text:style-name="T8">директории</text:span><text:span text:style-name="T8"> /</text:span><text:span text:style-name="T8">proc</text:span><text:span text:style-name="T8"> </text:span><text:span text:style-name="T8">не</text:span><text:span text:style-name="T8"> </text:span><text:span text:style-name="T8">доступно</text:span><text:span text:style-name="T8"> </text:span><text:span text:style-name="T8">для</text:span><text:span text:style-name="T8"> </text:span><text:span text:style-name="T8">удаления</text:span></text:p>
      <text:p text:style-name="P17"/>
      <text:p text:style-name="P17">dd if /var/temp of /dir1/temp2 </text:p>
      <text:p text:style-name="P17"><text:span text:style-name="T12">Ответ</text:span><text:span text:style-name="T12">1:</text:span><text:span text:style-name="T8"> </text:span><text:span text:style-name="T8">при</text:span><text:span text:style-name="T8"> </text:span><text:span text:style-name="T8">выполнении</text:span><text:span text:style-name="T8"> </text:span><text:span text:style-name="T8">данной</text:span><text:span text:style-name="T8"> </text:span><text:span text:style-name="T8">команды</text:span><text:span text:style-name="T8"> </text:span><text:span text:style-name="T8">произойдет</text:span><text:span text:style-name="T8"> </text:span><text:span text:style-name="T8">ошибка</text:span><text:span text:style-name="T8">, </text:span><text:span text:style-name="T8">правильная</text:span><text:span text:style-name="T8"> </text:span><text:span text:style-name="T8">запись</text:span><text:span text:style-name="T8"> </text:span><text:span text:style-name="T8">выглядит</text:span><text:span text:style-name="T8"> </text:span><text:span text:style-name="T8">так</text:span></text:p>
      <text:p text:style-name="P6"><text:span text:style-name="T8">dd</text:span><text:span text:style-name="T8"> </text:span><text:span text:style-name="T8">if</text:span><text:span text:style-name="T8">=/</text:span><text:span text:style-name="T8">var</text:span><text:span text:style-name="T8">/</text:span><text:span text:style-name="T8">temp</text:span><text:span text:style-name="T8"> </text:span><text:span text:style-name="T8">of</text:span><text:span text:style-name="T8">=/</text:span><text:span text:style-name="T8">dir</text:span><text:span text:style-name="T8">1/</text:span><text:span text:style-name="T8">temp</text:span><text:span text:style-name="T8">2 - </text:span><text:span text:style-name="T8">при</text:span><text:span text:style-name="T8"> </text:span><text:span text:style-name="T8">выполнении</text:span><text:span text:style-name="T8"> </text:span><text:span text:style-name="T8">этой</text:span><text:span text:style-name="T8"> </text:span><text:span text:style-name="T8">команды</text:span><text:span text:style-name="T8"> </text:span><text:span text:style-name="T8">произойдет</text:span><text:span text:style-name="T8"> </text:span><text:span text:style-name="T8">копирование</text:span><text:span text:style-name="T8"> </text:span><text:span text:style-name="T8">содержимого</text:span><text:span text:style-name="T8"> </text:span><text:span text:style-name="T8">файла</text:span><text:span text:style-name="T8"> <text:s/>/</text:span><text:span text:style-name="T8">var</text:span><text:span text:style-name="T8">/</text:span><text:span text:style-name="T8">temp</text:span><text:span text:style-name="T8"> </text:span><text:span text:style-name="T8">в</text:span><text:span text:style-name="T8"> </text:span><text:span text:style-name="T8">файл</text:span><text:span text:style-name="T8"> /</text:span><text:span text:style-name="T8">dir</text:span><text:span text:style-name="T8">1/</text:span><text:span text:style-name="T8">temp</text:span><text:span text:style-name="T8">2, </text:span><text:span text:style-name="T8">если</text:span><text:span text:style-name="T8"> </text:span><text:span text:style-name="T8">файла</text:span><text:span text:style-name="T8"> /</text:span><text:span text:style-name="T8">dir</text:span><text:span text:style-name="T8">1/</text:span><text:span text:style-name="T8">temp</text:span><text:span text:style-name="T8">2 </text:span><text:span text:style-name="T8">несуществует</text:span><text:span text:style-name="T8"> </text:span><text:span text:style-name="T8">он</text:span><text:span text:style-name="T8"> </text:span><text:span text:style-name="T8">будет</text:span><text:span text:style-name="T8"> </text:span><text:span text:style-name="T8">создан</text:span></text:p>
      <text:p text:style-name="P17"><text:span text:style-name="T12">Ответ</text:span><text:span text:style-name="T12">2</text:span><text:span text:style-name="T8">: </text:span><text:span text:style-name="T8">У</text:span><text:span text:style-name="T8"> </text:span><text:span text:style-name="T8">меня</text:span><text:span text:style-name="T8"> </text:span><text:span text:style-name="T8">нет</text:span><text:span text:style-name="T8"> </text:span><text:span text:style-name="T8">каталога</text:span><text:span text:style-name="T8"> /</text:span><text:span text:style-name="T8">var</text:span><text:span text:style-name="T8">/</text:span><text:span text:style-name="T8">temp</text:span><text:span text:style-name="T8"> </text:span><text:span text:style-name="T8">и</text:span><text:span text:style-name="T8"> </text:span><text:span text:style-name="T8">команда</text:span><text:span text:style-name="T8"> </text:span><text:span text:style-name="T8">dd</text:span><text:span text:style-name="T8"> </text:span><text:span text:style-name="T8">не</text:span><text:span text:style-name="T8"> </text:span><text:span text:style-name="T8">может</text:span><text:span text:style-name="T8"> </text:span><text:span text:style-name="T8">быть</text:span><text:span text:style-name="T8"> </text:span><text:span text:style-name="T8">записана</text:span><text:span text:style-name="T8"> </text:span><text:span text:style-name="T8">таким</text:span><text:span text:style-name="T8"> </text:span><text:span text:style-name="T8">образом</text:span><text:span text:style-name="T8">, </text:span><text:span text:style-name="T8">по</text:span><text:span text:style-name="T8"> </text:span><text:span text:style-name="T8">стандартам</text:span><text:span text:style-name="T8"> </text:span><text:span text:style-name="T8">GNU</text:span><text:span text:style-name="T8"> </text:span><text:span text:style-name="T8">значение</text:span><text:span text:style-name="T8"> </text:span><text:span text:style-name="T8">атрибутов</text:span><text:span text:style-name="T8"> </text:span><text:span text:style-name="T8">задается</text:span><text:span text:style-name="T8"> </text:span><text:span text:style-name="T8">через</text:span><text:span text:style-name="T8"> </text:span><text:span text:style-name="T8">знак</text:span><text:span text:style-name="T8"> </text:span><text:span text:style-name="T8">равенства</text:span></text:p>
      <text:p text:style-name="P22"><text:soft-page-break/><text:span text:style-name="T25">Уточнение</text:span><text:span text:style-name="T25">:</text:span><text:span text:style-name="T24"> </text:span><text:span text:style-name="T24">Интересная</text:span><text:span text:style-name="T24"> </text:span><text:span text:style-name="T24">статья</text:span><text:span text:style-name="T24"> </text:span><text:span text:style-name="T24">на</text:span><text:span text:style-name="T24"> </text:span><text:span text:style-name="T24">хабре</text:span><text:span text:style-name="T24"> </text:span><text:span text:style-name="T24">про</text:span><text:span text:style-name="T24"> </text:span><text:span text:style-name="T24">dd</text:span><text:span text:style-name="T24">: </text:span><text:span text:style-name="T24">http</text:span><text:span text:style-name="T24">://</text:span><text:span text:style-name="T24">habrahabr</text:span><text:span text:style-name="T24">.</text:span><text:span text:style-name="T24">ru</text:span><text:span text:style-name="T24">/</text:span><text:span text:style-name="T24">post</text:span><text:span text:style-name="T24">/117050/</text:span></text:p>
      <text:p text:style-name="P17"/>
      <text:p text:style-name="P17">umask 0000</text:p>
      <text:p text:style-name="P22"><text:span text:style-name="T8">Ответ</text:span><text:span text:style-name="T8">: </text:span><text:span text:style-name="T8">Установит</text:span><text:span text:style-name="T8"> </text:span><text:span text:style-name="T8">шаблоны</text:span><text:span text:style-name="T8"> </text:span><text:span text:style-name="T8">прав</text:span><text:span text:style-name="T8"> </text:span><text:span text:style-name="T8">для</text:span><text:span text:style-name="T8"> </text:span><text:span text:style-name="T8">создаваемых</text:span><text:span text:style-name="T8"> </text:span><text:span text:style-name="T8">файлов</text:span><text:span text:style-name="T8"> </text:span><text:span text:style-name="T8">и</text:span><text:span text:style-name="T8"> </text:span><text:span text:style-name="T8">директорий</text:span><text:span text:style-name="T8"> (666 </text:span><text:span text:style-name="T8">для</text:span><text:span text:style-name="T8"> </text:span><text:span text:style-name="T8">файлов</text:span><text:span text:style-name="T8"> </text:span><text:span text:style-name="T8">и</text:span><text:span text:style-name="T8"> 777 </text:span><text:span text:style-name="T8">для</text:span><text:span text:style-name="T8"> </text:span><text:span text:style-name="T8">директорий</text:span><text:span text:style-name="T8">)</text:span></text:p>
      <text:p text:style-name="P17"/>
      <text:p text:style-name="P17">umask default</text:p>
      <text:p text:style-name="P15"><text:span text:style-name="T8">Ответ</text:span><text:span text:style-name="T8">: </text:span><text:span text:style-name="T8">У</text:span><text:span text:style-name="T8"> </text:span><text:span text:style-name="T8">команды</text:span><text:span text:style-name="T8"> </text:span><text:span text:style-name="T8">umask</text:span><text:span text:style-name="T8"> </text:span><text:span text:style-name="T8">нет</text:span><text:span text:style-name="T8"> </text:span><text:span text:style-name="T8">параметра</text:span><text:span text:style-name="T8"> </text:span><text:span text:style-name="T8">default</text:span></text:p>
      <text:p text:style-name="P6"/>
      <text:p text:style-name="P6">2) В какой директории находятся файлы конфигурации в линукс?</text:p>
      <text:p text:style-name="P15"><text:span text:style-name="T8">Ответ</text:span><text:span text:style-name="T8">: /</text:span><text:span text:style-name="T8">etc</text:span></text:p>
      <text:p text:style-name="P8"/>
      <text:p text:style-name="P6">3) Какой статус(код) перезагрузки в системе линукс?</text:p>
      <text:p text:style-name="P15"><text:span text:style-name="T8">Ответ</text:span><text:span text:style-name="T8">: </text:span><text:span text:style-name="T8">init</text:span><text:span text:style-name="T8"> 6</text:span></text:p>
      <text:p text:style-name="P6"/>
      <text:p text:style-name="P6">4) В какой директории должен находится файл, чтобы раздать его всем пользователям?</text:p>
      <text:p text:style-name="P6"><text:span text:style-name="T8">Ответ</text:span><text:span text:style-name="T8">: /</text:span><text:span text:style-name="T8">tmp</text:span><text:span text:style-name="T8"> </text:span><text:span text:style-name="T8">или</text:span><text:span text:style-name="T8"> </text:span><text:span text:style-name="T8">любой</text:span><text:span text:style-name="T8"> </text:span><text:span text:style-name="T8">папке</text:span><text:span text:style-name="T8"> </text:span><text:span text:style-name="T8">с</text:span><text:span text:style-name="T8"> </text:span><text:span text:style-name="T8">соответствующими</text:span><text:span text:style-name="T8"> </text:span><text:span text:style-name="T8">правами</text:span></text:p>
      <text:p text:style-name="P15"><text:span text:style-name="T8">Ответ</text:span><text:span text:style-name="T8">2: /</text:span><text:span text:style-name="T8">etc</text:span><text:span text:style-name="T8">/</text:span><text:span text:style-name="T8">skel</text:span><text:span text:style-name="T8"> - </text:span><text:span text:style-name="T8">при</text:span><text:span text:style-name="T8"> </text:span><text:span text:style-name="T8">создании</text:span><text:span text:style-name="T8"> </text:span><text:span text:style-name="T8">нового</text:span><text:span text:style-name="T8"> </text:span><text:span text:style-name="T8">пользователя</text:span><text:span text:style-name="T8"> </text:span><text:span text:style-name="T8">все</text:span><text:span text:style-name="T8"> </text:span><text:span text:style-name="T8">с</text:span><text:span text:style-name="T8"> </text:span><text:span text:style-name="T8">этого</text:span><text:span text:style-name="T8"> </text:span><text:span text:style-name="T8">каталога</text:span><text:span text:style-name="T8"> </text:span><text:span text:style-name="T8">копируется</text:span><text:span text:style-name="T8"> </text:span><text:span text:style-name="T8">в</text:span><text:span text:style-name="T8"> </text:span><text:span text:style-name="T8">home</text:span></text:p>
      <text:p text:style-name="P8"/>
      <text:p text:style-name="P6">5) Какой командой можно посмотреть список смонтированных дисков в линукс?</text:p>
      <text:p text:style-name="P15"><text:span text:style-name="T8">Ответ</text:span><text:span text:style-name="T8">: </text:span><text:span text:style-name="T8">mount</text:span></text:p>
      <text:p text:style-name="P6"/>
      <text:p text:style-name="P6">6) Какой командой можно посмотреть как mysql выполняет запросы?</text:p>
      <text:p text:style-name="P6"><text:span text:style-name="T8">Ответ</text:span><text:span text:style-name="T8">: </text:span><text:span text:style-name="T8">mysql</text:span><text:span text:style-name="T8"> --</text:span><text:span text:style-name="T8">debug</text:span><text:span text:style-name="T8">=/</text:span><text:span text:style-name="T8">tmp</text:span><text:span text:style-name="T8">/</text:span><text:span text:style-name="T8">mysql</text:span><text:span text:style-name="T8">.</text:span><text:span text:style-name="T8">log</text:span></text:p>
      <text:p text:style-name="P15"><text:span text:style-name="T8">или</text:span><text:span text:style-name="T8"> </text:span><text:span text:style-name="T8">используя</text:span><text:span text:style-name="T8"> </text:span><text:span text:style-name="T8">команду</text:span><text:span text:style-name="T8"> </text:span><text:span text:style-name="T8">EXPLAIN</text:span><text:span text:style-name="T8"> </text:span><text:span text:style-name="T8">в</text:span><text:span text:style-name="T8"> </text:span><text:span text:style-name="T8">запросах</text:span><text:span text:style-name="T8">.</text:span></text:p>
      <text:p text:style-name="P8"/>
      <text:p text:style-name="P6"><text:soft-page-break/>7) Какой командой можно узнать нагрузку линукс системы и какие процессы используют её ресурсы?</text:p>
      <text:p text:style-name="P15"><text:span text:style-name="T8">Ответ</text:span><text:span text:style-name="T8">: </text:span><text:span text:style-name="T8">top</text:span><text:span text:style-name="T8"> - </text:span><text:span text:style-name="T8">Представляет</text:span><text:span text:style-name="T8"> </text:span><text:span text:style-name="T8">динамический</text:span><text:span text:style-name="T8"> </text:span><text:span text:style-name="T8">список</text:span><text:span text:style-name="T8"> </text:span><text:span text:style-name="T8">всех</text:span><text:span text:style-name="T8"> </text:span><text:span text:style-name="T8">запущенных</text:span><text:span text:style-name="T8"> </text:span><text:span text:style-name="T8">процессов</text:span><text:span text:style-name="T8">.</text:span></text:p>
      <text:p text:style-name="P8"/>
      <text:p text:style-name="P17">8) Какой статус(код) <text:s/>завершения работы в системе линукс?</text:p>
      <text:p text:style-name="P15"><text:span text:style-name="T8">Ответ</text:span><text:span text:style-name="T8">: </text:span><text:span text:style-name="T8">init</text:span><text:span text:style-name="T8"> 0</text:span></text:p>
      <text:p text:style-name="P6"/>
      <text:p text:style-name="P6">9) Мы работаем с файлом filename.txt в редакторе <text:span text:style-name="T29">vi</text:span> какой командой можно скопировать текущую строчку?</text:p>
      <text:p text:style-name="P6"><text:span text:style-name="T8">Ответ</text:span><text:span text:style-name="T8">: </text:span><text:span text:style-name="T8">yy</text:span><text:span text:style-name="T8"> </text:span><office:annotation><dc:date>0000-00-00T00:00:00</dc:date><text:p text:style-name="P31"><text:span text:style-name="T6">Кто уверен что это правильно?</text:span></text:p></office:annotation><office:annotation><dc:date>0000-00-00T00:00:00</dc:date><text:p text:style-name="P31"><text:span text:style-name="T6">вроде как Shift+y копировалась вся строка</text:span></text:p></office:annotation><text:span text:style-name="T1">(</text:span><text:span text:style-name="T1">уточнить</text:span><text:span text:style-name="T1">)</text:span><text:span text:style-name="T1"> </text:span><text:span text:style-name="T8">(</text:span><text:span text:style-name="T8">два</text:span><text:span text:style-name="T8"> </text:span><text:span text:style-name="T8">игрека</text:span><text:span text:style-name="T8"> </text:span><text:span text:style-name="T8">это</text:span><text:span text:style-name="T8"> </text:span><text:span text:style-name="T8">как</text:span><text:span text:style-name="T8"> </text:span><text:span text:style-name="T8">два</text:span><text:span text:style-name="T8"> </text:span><text:span text:style-name="T8">dd</text:span><text:span text:style-name="T8"> </text:span><text:span text:style-name="T8">удалить</text:span><text:span text:style-name="T8"> </text:span><text:span text:style-name="T8">строку</text:span><text:span text:style-name="T8">)</text:span></text:p>
      <text:p text:style-name="P15"><text:span text:style-name="T8">если</text:span><text:span text:style-name="T8"> </text:span><text:span text:style-name="T8">нужен</text:span><text:span text:style-name="T8"> </text:span><text:span text:style-name="T8">тест</text:span><text:span text:style-name="T8"> </text:span><text:span text:style-name="T8">то</text:span><text:span text:style-name="T8"> <text:s/></text:span><text:span text:style-name="T8">кнопка</text:span><text:span text:style-name="T8"> </text:span><text:span text:style-name="T8">p</text:span><text:span text:style-name="T8"> - <text:s/></text:span><text:span text:style-name="T8">вставить</text:span></text:p>
      <text:p text:style-name="P14"/>
      <text:p text:style-name="P6">10) Какой командой mysql <text:s/>вывести список работающий процессов?</text:p>
      <text:p text:style-name="P6"><text:span text:style-name="T8">Ответ</text:span><text:span text:style-name="T8">: </text:span><text:span text:style-name="T8">SHOW</text:span><text:span text:style-name="T8"> </text:span><text:span text:style-name="T8">PROCESSLIST</text:span><text:span text:style-name="T8">;</text:span></text:p>
      <text:p text:style-name="P6"/>
      <text:p text:style-name="P6">11) Какую директорию нужно использовать чтобы раздавать файлы всем новым пользователям?</text:p>
      <text:p text:style-name="P15"><text:span text:style-name="T8">Ответ</text:span><text:span text:style-name="T8">: /</text:span><text:span text:style-name="T8">etc</text:span><text:span text:style-name="T8">/</text:span><text:span text:style-name="T8">skel</text:span></text:p>
      <text:p text:style-name="P6"/>
      <text:p text:style-name="P6">12) Какой командой вывести приветствие для входа на сервер?</text:p>
      <text:p text:style-name="P15"><text:span text:style-name="T8">Ответ</text:span><text:span text:style-name="T8">: </text:span><text:span text:style-name="T8">cat</text:span><text:span text:style-name="T8"> /</text:span><text:span text:style-name="T8">etc</text:span><text:span text:style-name="T8">/</text:span><text:span text:style-name="T8">motd</text:span></text:p>
      <text:p text:style-name="P6"/>
      <text:p text:style-name="P6">13) Какой командой можно отключить устройство <text:span text:style-name="T29">eth</text:span><text:span text:style-name="T29">0</text:span>?</text:p>
      <text:p text:style-name="P6"><text:span text:style-name="T8">Ответ</text:span><text:span text:style-name="T8">:</text:span><text:span text:style-name="T8">ifconfig</text:span><text:span text:style-name="T8"> </text:span><text:span text:style-name="T8">eth</text:span><text:span text:style-name="T8">0 </text:span><text:span text:style-name="T8">down</text:span><text:span text:style-name="T8"> </text:span><text:span text:style-name="T8">выключить</text:span></text:p>
      <text:p text:style-name="P15"><text:span text:style-name="T8">ifconfig</text:span><text:span text:style-name="T8"> </text:span><text:span text:style-name="T8">eth</text:span><text:span text:style-name="T8">0 </text:span><text:span text:style-name="T8">up</text:span><text:span text:style-name="T8"> </text:span><text:span text:style-name="T8">включить</text:span></text:p>
      <text:p text:style-name="P8"/>
      <text:p text:style-name="P6">14) Что выведет <text:span text:style-name="T29">ls</text:span><text:span text:style-name="T29"> -</text:span><text:span text:style-name="T29">la</text:span><text:span text:style-name="T29"> ?</text:span><text:span text:style-name="T29">u</text:span><text:span text:style-name="T29">?</text:span><text:span text:style-name="T30"> <text:s text:c="2"/></text:span>? </text:p>
      <text:p text:style-name="P6"><text:span text:style-name="T8">Ответ</text:span><text:span text:style-name="T8">: -</text:span><text:span text:style-name="T8">l</text:span><text:span text:style-name="T8"> <text:s text:c="3"/></text:span><text:span text:style-name="T8">использовать</text:span><text:span text:style-name="T8"> </text:span><text:span text:style-name="T8">широкий</text:span><text:span text:style-name="T8"> </text:span><text:span text:style-name="T8">формат</text:span></text:p>
      <text:p text:style-name="P6"><text:soft-page-break/><text:span text:style-name="T8">-</text:span><text:span text:style-name="T8">a</text:span><text:span text:style-name="T8"> <text:s/></text:span><text:span text:style-name="T8">не</text:span><text:span text:style-name="T8"> </text:span><text:span text:style-name="T8">скрывать</text:span><text:span text:style-name="T8"> </text:span><text:span text:style-name="T8">файлы</text:span><text:span text:style-name="T8"> </text:span><text:span text:style-name="T8">начинающиеся</text:span><text:span text:style-name="T8"> </text:span><text:span text:style-name="T8">с</text:span><text:span text:style-name="T8"> .</text:span></text:p>
      <text:p text:style-name="P6"><text:span text:style-name="T8">-</text:span><text:span text:style-name="T8">u</text:span><text:span text:style-name="T8"> <text:s/></text:span><text:span text:style-name="T8">с</text:span><text:span text:style-name="T8"> -</text:span><text:span text:style-name="T8">lt</text:span><text:span text:style-name="T8">: </text:span><text:span text:style-name="T8">сортировать</text:span><text:span text:style-name="T8"> </text:span><text:span text:style-name="T8">и</text:span><text:span text:style-name="T8"> </text:span><text:span text:style-name="T8">показывать</text:span><text:span text:style-name="T8"> </text:span><text:span text:style-name="T8">время</text:span><text:span text:style-name="T8"> </text:span><text:span text:style-name="T8">доступа</text:span></text:p>
      <text:p text:style-name="P17"><text:span text:style-name="T8">Ответ</text:span><text:span text:style-name="T8">2: -</text:span><text:span text:style-name="T8">l</text:span><text:span text:style-name="T8"> <text:s text:c="3"/></text:span><text:span text:style-name="T8">использовать</text:span><text:span text:style-name="T8"> </text:span><text:span text:style-name="T8">подробный</text:span><text:span text:style-name="T8"> </text:span><text:span text:style-name="T8">вывод</text:span></text:p>
      <text:p text:style-name="P17"><text:span text:style-name="T8">-</text:span><text:span text:style-name="T8">a</text:span><text:span text:style-name="T8"> <text:s/></text:span><text:span text:style-name="T8">не</text:span><text:span text:style-name="T8"> </text:span><text:span text:style-name="T8">скрывать</text:span><text:span text:style-name="T8"> </text:span><text:span text:style-name="T8">файлы</text:span><text:span text:style-name="T8"> </text:span><text:span text:style-name="T8">начинающиеся</text:span><text:span text:style-name="T8"> </text:span><text:span text:style-name="T8">с</text:span><text:span text:style-name="T8"> .</text:span></text:p>
      <text:p text:style-name="P17"><text:span text:style-name="T8">?</text:span><text:span text:style-name="T8">u</text:span><text:span text:style-name="T8">? - </text:span><text:span text:style-name="T8">маска</text:span><text:span text:style-name="T8"> </text:span><text:span text:style-name="T8">файла</text:span><text:span text:style-name="T8">(</text:span><text:span text:style-name="T8">имя</text:span><text:span text:style-name="T8"> </text:span><text:span text:style-name="T8">файла</text:span><text:span text:style-name="T8"> </text:span><text:span text:style-name="T8">из</text:span><text:span text:style-name="T8"> 3-</text:span><text:span text:style-name="T8">х</text:span><text:span text:style-name="T8"> </text:span><text:span text:style-name="T8">символов</text:span><text:span text:style-name="T8">, </text:span><text:span text:style-name="T8">второй</text:span><text:span text:style-name="T8"> - </text:span><text:span text:style-name="T8">u</text:span><text:span text:style-name="T8">)</text:span></text:p>
      <text:p text:style-name="P22"><text:span text:style-name="T8">Выведет</text:span><text:span text:style-name="T8"> </text:span><text:span text:style-name="T8">информацию</text:span><text:span text:style-name="T8"> </text:span><text:span text:style-name="T8">обо</text:span><text:span text:style-name="T8"> </text:span><text:span text:style-name="T8">всех</text:span><text:span text:style-name="T8"> </text:span><text:span text:style-name="T8">таких</text:span><text:span text:style-name="T8"> </text:span><text:span text:style-name="T8">файлах</text:span><text:span text:style-name="T8"> </text:span><text:span text:style-name="T8">и</text:span><text:span text:style-name="T8"> </text:span><text:span text:style-name="T8">каталогах</text:span><text:span text:style-name="T8">.</text:span></text:p>
      <text:p text:style-name="P6"/>
      <text:p text:style-name="P17">15) Пример подключения к MySQL, используя сокет.</text:p>
      <text:p text:style-name="P22"><text:span text:style-name="T8">Ответ</text:span><text:span text:style-name="T8">: </text:span><text:span text:style-name="T8">mysql</text:span><text:span text:style-name="T8"> -</text:span><text:span text:style-name="T8">p</text:span><text:span text:style-name="T8"> -</text:span><text:span text:style-name="T8">u</text:span><text:span text:style-name="T8"> </text:span><text:span text:style-name="T8">username</text:span><text:span text:style-name="T8"> -</text:span><text:span text:style-name="T8">h</text:span><text:span text:style-name="T8"> </text:span><text:span text:style-name="T8">localhost</text:span><text:span text:style-name="T8"> </text:span><text:span text:style-name="T13">-</text:span><text:span text:style-name="T13">S</text:span><text:span text:style-name="T13"> /</text:span><text:span text:style-name="T13">tmp</text:span><text:span text:style-name="T13">/</text:span><text:span text:style-name="T13">mysql</text:span><text:span text:style-name="T13">.</text:span><text:span text:style-name="T13">sock</text:span></text:p>
      <text:p text:style-name="P6"/>
      <text:p text:style-name="P6">16 ) Что будет?</text:p>
      <text:p text:style-name="P6"><text:tab/>ln -s temp1 temp2 &amp;&amp; rm temp1 &amp;&amp; cat temp2 <text:span text:style-name="T8">Ответ</text:span><text:span text:style-name="T8">: </text:span><text:span text:style-name="T8">Ошибка</text:span><text:span text:style-name="T8">. </text:span><text:span text:style-name="T8">Нет</text:span><text:span text:style-name="T8"> </text:span><text:span text:style-name="T8">такого</text:span><text:span text:style-name="T8"> </text:span><text:span text:style-name="T8">файла</text:span><text:span text:style-name="T8"> </text:span><text:span text:style-name="T8">или</text:span><text:span text:style-name="T8"> </text:span><text:span text:style-name="T8">каталога</text:span></text:p>
      <text:p text:style-name="P22"><text:tab/>ln temp1 temp2 &amp;&amp; rm temp1 &amp;&amp; cat temp2 <text:s/><text:span text:style-name="T8">Ответ</text:span><text:span text:style-name="T8">: </text:span><text:span text:style-name="T8">выведет</text:span><text:span text:style-name="T8"> </text:span><text:span text:style-name="T8">содержимое</text:span><text:span text:style-name="T8"> </text:span><text:span text:style-name="T8">temp</text:span><text:span text:style-name="T8">2 </text:span><text:span text:style-name="T8">на</text:span><text:span text:style-name="T8"> </text:span><text:span text:style-name="T8">стандартный</text:span><text:span text:style-name="T8"> </text:span><text:span text:style-name="T8">вывод</text:span></text:p>
      <text:p text:style-name="P6"/>
      <text:p text:style-name="P6">17) Что произойдет <text:span text:style-name="T29">dd</text:span><text:span text:style-name="T29"> </text:span><text:span text:style-name="T29">if</text:span><text:span text:style-name="T29">=/</text:span><text:span text:style-name="T29">dev</text:span><text:span text:style-name="T29">/</text:span><text:span text:style-name="T29">zero</text:span><text:span text:style-name="T29"> </text:span><text:span text:style-name="T29">of</text:span><text:span text:style-name="T29">=/</text:span><text:span text:style-name="T29">temp</text:span><text:span text:style-name="T29">/</text:span><text:span text:style-name="T29">file</text:span><text:span text:style-name="T29"> </text:span><text:span text:style-name="T29">count</text:span><text:span text:style-name="T29">=0</text:span> ? </text:p>
      <text:p text:style-name="P15"><text:span text:style-name="T8">Ответ</text:span><text:span text:style-name="T8">: </text:span><text:span text:style-name="T8">Перазапишет</text:span><text:span text:style-name="T8"> </text:span><text:span text:style-name="T8">файл</text:span><text:span text:style-name="T8"> </text:span><text:span text:style-name="T14">/</text:span><text:span text:style-name="T14">temp</text:span><text:span text:style-name="T14">/</text:span><text:span text:style-name="T14">file</text:span><text:span text:style-name="T14">, </text:span><text:span text:style-name="T14">если</text:span><text:span text:style-name="T14"> </text:span><text:span text:style-name="T14">он</text:span><text:span text:style-name="T14"> </text:span><text:span text:style-name="T14">сушествует</text:span><text:span text:style-name="T14">, </text:span><text:span text:style-name="T14">или</text:span><text:span text:style-name="T14"> </text:span><text:span text:style-name="T14">создаст</text:span><text:span text:style-name="T14"> </text:span><text:span text:style-name="T14">его</text:span><text:span text:style-name="T14">, </text:span><text:span text:style-name="T14">содержимое</text:span><text:span text:style-name="T14"> </text:span><text:span text:style-name="T14">пустота</text:span></text:p>
      <text:p text:style-name="P6"/>
      <text:p text:style-name="P6">18) Какой командой можно корректно завершить работу mysql сервера?</text:p>
      <text:p text:style-name="P17"><text:span text:style-name="T8">Ответ</text:span><text:span text:style-name="T8">: </text:span><text:span text:style-name="T8">Для</text:span><text:span text:style-name="T8"> </text:span><text:span text:style-name="T8">завершения</text:span><text:span text:style-name="T8"> </text:span><text:span text:style-name="T8">работы</text:span><text:span text:style-name="T8"> </text:span><text:span text:style-name="T8">сервера</text:span><text:span text:style-name="T8"> </text:span><text:span text:style-name="T8">MySQL</text:span><text:span text:style-name="T8"> </text:span><text:span text:style-name="T8">используется</text:span><text:span text:style-name="T8"> </text:span><text:span text:style-name="T8">команда</text:span><text:span text:style-name="T8"> '</text:span><text:span text:style-name="T8">mysqladmin</text:span><text:span text:style-name="T8"> </text:span><text:span text:style-name="T8">shutdown</text:span><text:span text:style-name="T8">'.</text:span></text:p>
      <text:p text:style-name="P22"><text:span text:style-name="T8">Ответ</text:span><text:span text:style-name="T8">2: </text:span><text:span text:style-name="T26">‘</text:span><text:span text:style-name="T27">service</text:span><text:span text:style-name="T27"> </text:span><text:span text:style-name="T27">mysqld</text:span><text:span text:style-name="T27"> </text:span><text:span text:style-name="T27">stop</text:span><text:span text:style-name="T28">’, ‘</text:span><text:span text:style-name="T27">sudo</text:span><text:span text:style-name="T27"> </text:span><text:span text:style-name="T27">mysqladmin</text:span><text:span text:style-name="T27"> </text:span><text:span text:style-name="T27">shutdown</text:span><text:span text:style-name="T28">’, ‘</text:span><text:span text:style-name="T27">sudo</text:span><text:span text:style-name="T27"> /</text:span><text:span text:style-name="T27">etc</text:span><text:span text:style-name="T27">/</text:span><text:span text:style-name="T27">init</text:span><text:span text:style-name="T27">.</text:span><text:span text:style-name="T27">d</text:span><text:span text:style-name="T27">/</text:span><text:span text:style-name="T27">mysqld</text:span><text:span text:style-name="T27"> </text:span><text:span text:style-name="T27">stop</text:span><text:span text:style-name="T28">’</text:span></text:p>
      <text:p text:style-name="P6"/>
      <text:p text:style-name="P6">19) Какой командой изменить права для пользователя в MySQL?</text:p>
      <text:p text:style-name="P15"><text:span text:style-name="T8">Ответ</text:span><text:span text:style-name="T8">: </text:span><text:span text:style-name="T8">GRANT</text:span><text:span text:style-name="T8"> </text:span></text:p>
      <text:p text:style-name="P6"/>
      <text:p text:style-name="P6">20) Что произойдет при выполнении команды <text:span text:style-name="T29">grep</text:span><text:span text:style-name="T29"> -</text:span><text:span text:style-name="T29">r</text:span><text:span text:style-name="T29"> ”</text:span><text:span text:style-name="T29">test</text:span><text:span text:style-name="T29">” .</text:span> ?</text:p>
      <text:p text:style-name="P6"><text:soft-page-break/><text:span text:style-name="T8">Ответ</text:span><text:span text:style-name="T8">: </text:span><text:span text:style-name="T8">Запустит</text:span><text:span text:style-name="T8"> </text:span><text:span text:style-name="T8">рекурсивный</text:span><text:span text:style-name="T8"> </text:span><text:span text:style-name="T8">поиск</text:span><text:span text:style-name="T8"> </text:span><text:span text:style-name="T8">по</text:span><text:span text:style-name="T8"> </text:span><text:span text:style-name="T8">файлам</text:span><text:span text:style-name="T8"> </text:span><text:span text:style-name="T8">относительно</text:span><text:span text:style-name="T8"> </text:span><text:span text:style-name="T8">текущей</text:span><text:span text:style-name="T8"> </text:span><text:span text:style-name="T8">директории</text:span><text:span text:style-name="T8"> </text:span><text:span text:style-name="T8">и</text:span><text:span text:style-name="T8"> </text:span><text:span text:style-name="T8">выведет</text:span><text:span text:style-name="T8"> </text:span><text:span text:style-name="T8">список</text:span><text:span text:style-name="T8"> </text:span><text:span text:style-name="T8">файлов</text:span><text:span text:style-name="T8"> </text:span><text:span text:style-name="T8">в</text:span><text:span text:style-name="T8"> </text:span><text:span text:style-name="T8">содержимом</text:span><text:span text:style-name="T8"> <text:s/></text:span><text:span text:style-name="T8">которых</text:span><text:span text:style-name="T8"> </text:span><text:span text:style-name="T8">встречается</text:span><text:span text:style-name="T8"> </text:span><text:span text:style-name="T8">подстрока</text:span><text:span text:style-name="T8"> “</text:span><text:span text:style-name="T8">test</text:span><text:span text:style-name="T8">” </text:span><text:span text:style-name="T8">учитывая</text:span><text:span text:style-name="T8"> </text:span><text:span text:style-name="T8">регистр</text:span><text:span text:style-name="T8"> </text:span><text:span text:style-name="T8">символов</text:span><text:span text:style-name="T8">.</text:span><text:line-break/></text:p>
      <text:p text:style-name="P6">21) Сейчас установлен шаблон для создания файлов 0644 как поменять его на 0646?</text:p>
      <text:p text:style-name="P15"><text:span text:style-name="T8">Ответ</text:span><text:span text:style-name="T8">: </text:span><text:span text:style-name="T8">umask</text:span><text:span text:style-name="T8"> 0020</text:span></text:p>
      <text:p text:style-name="P8"/>
      <text:p text:style-name="P6">22) Какие права будут установлены на создаваемые файлы при шаблоне 0000?</text:p>
      <text:p text:style-name="P15"><text:span text:style-name="T8">Ответ</text:span><text:span text:style-name="T8">: 666 </text:span><text:span text:style-name="T8">или</text:span><text:span text:style-name="T8"> </text:span><text:span text:style-name="T8">rw</text:span><text:span text:style-name="T8">-</text:span><text:span text:style-name="T8">rw</text:span><text:span text:style-name="T8">-</text:span><text:span text:style-name="T8">rw</text:span><text:span text:style-name="T8">-</text:span></text:p>
      <text:p text:style-name="P8"/>
      <text:p text:style-name="P6">23) В какой директории находятся конфигурационные файлы системы? <text:span text:style-name="T29">/</text:span><text:span text:style-name="T29">var</text:span><text:span text:style-name="T29">, /</text:span><text:span text:style-name="T29">sys</text:span><text:span text:style-name="T29">/, /</text:span><text:span text:style-name="T29">etc</text:span><text:span text:style-name="T29">, /</text:span><text:span text:style-name="T29">conf</text:span>?</text:p>
      <text:p text:style-name="P15"><text:span text:style-name="T12">Ответ</text:span><text:span text:style-name="T12">: </text:span><text:span text:style-name="T8">/</text:span><text:span text:style-name="T8">etc</text:span></text:p>
      <text:p text:style-name="P6"/>
      <text:p text:style-name="P6">24) Какой командой можно добавить /bin/sh в PATH?</text:p>
      <text:p text:style-name="P22"><text:span text:style-name="T12">Ответ</text:span><text:span text:style-name="T12">:</text:span><text:span text:style-name="T8"> </text:span><text:span text:style-name="T8">PATH</text:span><text:span text:style-name="T8">=$</text:span><text:span text:style-name="T8">PATH</text:span><text:span text:style-name="T8">:/</text:span><text:span text:style-name="T8">bin</text:span><text:span text:style-name="T8">/</text:span><text:span text:style-name="T8">sh</text:span><text:span text:style-name="T8"> (</text:span><text:span text:style-name="T8">просмотри</text:span><text:span text:style-name="T8"> </text:span><text:span text:style-name="T8">переменной</text:span><text:span text:style-name="T8"> </text:span><text:span text:style-name="T8">PATH</text:span><text:span text:style-name="T8">: ‘</text:span><text:span text:style-name="T8">echo</text:span><text:span text:style-name="T8"> $</text:span><text:span text:style-name="T8">PATH</text:span><text:span text:style-name="T8">’ )</text:span></text:p>
      <text:p text:style-name="P9"/>
      <text:p text:style-name="P17">24) <text:s/>Как вывести все устройства (PCI, USB)</text:p>
      <text:p text:style-name="P22"><text:span text:style-name="T8">Ответ</text:span><text:span text:style-name="T8"> : </text:span><text:span text:style-name="T8">lspci</text:span><text:span text:style-name="T8">, </text:span><text:span text:style-name="T8">lsusb</text:span></text:p>
      <text:p text:style-name="P21"/>
      <text:p text:style-name="P17">25) Что делает данная строка? find /etc/ -type f -exec grep 'eth0' {} /</text:p>
      <text:p text:style-name="P22"/>
      <text:p text:style-name="P21"/>
      <text:p text:style-name="P17">26) Что делает данная строка? tail -n 100|head</text:p>
      <text:p text:style-name="P22"><text:span text:style-name="T8">Ответ</text:span><text:span text:style-name="T8">: <text:s/></text:span><text:span text:style-name="T8">дреду</text:span><text:span text:style-name="T8"> </text:span><text:span text:style-name="T8">верить</text:span><text:span text:style-name="T8"> </text:span><text:span text:style-name="T8">нельзя</text:span><text:span text:style-name="T8"> </text:span><text:span text:style-name="T8">но</text:span><text:span text:style-name="T8"> </text:span><text:span text:style-name="T8">он</text:span><text:span text:style-name="T8"> </text:span><text:span text:style-name="T8">говорит</text:span><text:span text:style-name="T8"> </text:span><text:span text:style-name="T8">что</text:span><text:span text:style-name="T8"> </text:span><text:span text:style-name="T8">команда</text:span><text:span text:style-name="T8"> </text:span><text:span text:style-name="T8">возьмёт</text:span><text:span text:style-name="T8"> 100 </text:span><text:span text:style-name="T8">последних</text:span><text:span text:style-name="T8"> </text:span><text:span text:style-name="T8">строк</text:span><text:span text:style-name="T8"> </text:span><text:span text:style-name="T8">из</text:span><text:span text:style-name="T8"> </text:span><text:span text:style-name="T8">стандартного</text:span><text:span text:style-name="T8"> </text:span><text:span text:style-name="T8">вывода</text:span><text:span text:style-name="T8"> </text:span><text:span text:style-name="T8">и</text:span><text:span text:style-name="T8"> </text:span><text:span text:style-name="T8">распечатает</text:span><text:span text:style-name="T8"> </text:span><text:span text:style-name="T8">первые</text:span><text:span text:style-name="T8"> 10 </text:span><text:span text:style-name="T8">из</text:span><text:span text:style-name="T8"> 100 </text:span><text:span text:style-name="T8">последних</text:span><text:span text:style-name="T8">.</text:span></text:p>
      <text:p text:style-name="P21"/>
      <text:p text:style-name="P17">27) Как в mysql можно получить количество строк в таблице?</text:p>
      <text:p text:style-name="P15"><text:soft-page-break/><text:span text:style-name="T12">Ответ</text:span><text:span text:style-name="T12">:</text:span><text:span text:style-name="T8"> <text:s/></text:span><text:span text:style-name="T8">select</text:span><text:span text:style-name="T8"> </text:span><text:span text:style-name="T8">count</text:span><text:span text:style-name="T8">(*) </text:span><text:span text:style-name="T8">from</text:span><text:span text:style-name="T8"> </text:span><text:span text:style-name="T8">tablename</text:span><text:span text:style-name="T8">;</text:span></text:p>
      <text:p text:style-name="P6">28) Какое минимальное количество разделов нужно для установки LINUX?</text:p>
      <text:p text:style-name="P6">(Какое минимальное количество разделов файловой системы нужно для установки Linux?)</text:p>
      <text:p text:style-name="P15"><text:span text:style-name="T12">Ответ</text:span><text:span text:style-name="T12">: 2 (1 - </text:span><text:span text:style-name="T12">раздел</text:span><text:span text:style-name="T12"> </text:span><text:span text:style-name="T12">данных</text:span><text:span text:style-name="T12">, 2 - </text:span><text:span text:style-name="T12">SWAP</text:span><text:span text:style-name="T12">)</text:span></text:p>
      <text:p text:style-name="P6"/>
      <text:p text:style-name="P6">29) Команда для изменения статус(код)?</text:p>
      <text:p text:style-name="P15"><text:span text:style-name="T8">Ответ</text:span><text:span text:style-name="T8">: </text:span><text:span text:style-name="T8">init</text:span><text:span text:style-name="T8"> </text:span></text:p>
      <text:p text:style-name="P17"/>
      <text:p text:style-name="P6">29) Как подсчитать количество записей в таблице Table, где поле date содержит дату, позже чем ‘01/20/2011’?</text:p>
      <text:p text:style-name="P6"><text:span text:style-name="T8">Ответ</text:span><text:span text:style-name="T8">: </text:span><text:span text:style-name="T8">SELECT</text:span><text:span text:style-name="T8"> </text:span><text:span text:style-name="T8">count</text:span><text:span text:style-name="T8">(*) </text:span><text:span text:style-name="T8">FROM</text:span><text:span text:style-name="T8"> </text:span><text:span text:style-name="T8">Table</text:span><text:span text:style-name="T8"> </text:span><text:span text:style-name="T8">WHERE</text:span><text:span text:style-name="T8"> </text:span><text:span text:style-name="T8">date</text:span><text:span text:style-name="T8"> &gt; '2011-01-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Calibri1" svg:font-family="Calibr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line-height="115%"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line-height="115%"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line-height="115%"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line-height="115%"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15%"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15%" fo:break-before="auto" fo:break-after="auto" style:writing-mode="lr-tb"/>
      <style:text-properties fo:font-weight="bold" style:font-weight-asian="bold"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1"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2"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3"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4"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5"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6"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7"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2Level8" style:family="text">
      <style:text-properties fo:color="#000000" style:text-line-through-style="none" style:font-name="Calibri"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List3Level0"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1"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2"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3"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4"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5"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6"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7"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List3Level8" style:family="text">
      <style:text-properties fo:color="#00ae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1"/>
      </text:list-level-style-bullet>
      <text:list-level-style-bullet text:level="2" text:style-name="List2Level1" text:bullet-char="○">
        <style:list-level-properties text:space-before="1.905cm" text:min-label-width="0.635cm"/>
        <style:text-properties style:font-name="Calibri1"/>
      </text:list-level-style-bullet>
      <text:list-level-style-bullet text:level="3" text:style-name="List2Level2" text:bullet-char="■">
        <style:list-level-properties text:space-before="3.492cm" text:min-label-width="0.318cm"/>
        <style:text-properties style:font-name="Calibri1"/>
      </text:list-level-style-bullet>
      <text:list-level-style-bullet text:level="4" text:style-name="List2Level3" text:bullet-char="●">
        <style:list-level-properties text:space-before="4.445cm" text:min-label-width="0.635cm"/>
        <style:text-properties style:font-name="Calibri1"/>
      </text:list-level-style-bullet>
      <text:list-level-style-bullet text:level="5" text:style-name="List2Level4" text:bullet-char="○">
        <style:list-level-properties text:space-before="5.715cm" text:min-label-width="0.635cm"/>
        <style:text-properties style:font-name="Calibri1"/>
      </text:list-level-style-bullet>
      <text:list-level-style-bullet text:level="6" text:style-name="List2Level5" text:bullet-char="■">
        <style:list-level-properties text:space-before="7.302cm" text:min-label-width="0.318cm"/>
        <style:text-properties style:font-name="Calibri1"/>
      </text:list-level-style-bullet>
      <text:list-level-style-bullet text:level="7" text:style-name="List2Level6" text:bullet-char="●">
        <style:list-level-properties text:space-before="8.255cm" text:min-label-width="0.635cm"/>
        <style:text-properties style:font-name="Calibri1"/>
      </text:list-level-style-bullet>
      <text:list-level-style-bullet text:level="8" text:style-name="List2Level7" text:bullet-char="○">
        <style:list-level-properties text:space-before="9.525cm" text:min-label-width="0.635cm"/>
        <style:text-properties style:font-name="Calibri1"/>
      </text:list-level-style-bullet>
      <text:list-level-style-bullet text:level="9" text:style-name="List2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
    <meta:editing-cycles>1</meta:editing-cycles>
    <meta:document-statistic meta:table-count="2" meta:image-count="0" meta:object-count="0" meta:page-count="14" meta:paragraph-count="282" meta:word-count="2365" meta:character-count="15352" meta:non-whitespace-character-count="13225"/>
  </office:meta>
</office:document-meta>
</file>